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enturyGothic" svg:font-family="CenturyGothic"/>
    <style:font-face style:name="Courier" svg:font-family="Courier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a7a5a6" loext:decorative="fals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6.96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6.538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44cm" fo:min-width="6.75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3.81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solid" draw:fill-color="#100f0d" loext:decorative="false"/>
    </style:style>
    <style:style style:name="gr7" style:family="graphic" style:parent-style-name="standard">
      <style:graphic-properties draw:stroke="none" draw:fill="solid" draw:fill-color="#231f20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157cm" fo:min-width="4.08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3.367cm" fo:min-width="3.439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solid" draw:fill-color="#ffffff" loext:decorative="false"/>
    </style:style>
    <style:style style:name="gr11" style:family="graphic" style:parent-style-name="standard">
      <style:graphic-properties draw:stroke="none" draw:fill="solid" draw:fill-color="#000000" loext:decorative="false"/>
    </style:style>
    <style:style style:name="gr12" style:family="graphic" style:parent-style-name="standard">
      <style:graphic-properties draw:stroke="none" draw:fill="solid" draw:fill-color="#808080" loext:decorative="false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8.143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8.16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017cm" fo:min-width="17.194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49cm" fo:min-width="8.816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40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0.37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71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49cm" fo:min-width="2.55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9.90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49cm" fo:min-width="2.622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23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797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598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225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209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008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0.942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3.033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2.834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4.83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7.127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7.998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6.647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5.099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10.001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276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7.419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8.26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19.111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09cm" fo:min-width="6.377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38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02cm" fo:min-width="1.348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a7a5a6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30pt" style:font-size-asian="30pt" style:font-size-complex="30pt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solid" draw:fill-color="#100f0d"/>
    </style:style>
    <style:style style:name="P6" style:family="paragraph">
      <loext:graphic-properties draw:fill="solid" draw:fill-color="#231f20"/>
    </style:style>
    <style:style style:name="P7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808080"/>
    </style:style>
    <style:style style:name="P11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2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3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4" style:family="paragraph">
      <loext:graphic-properties draw:fill="none"/>
      <style:text-properties fo:font-size="8.5pt" style:font-size-asian="8.5pt" style:font-size-complex="8.5pt"/>
    </style:style>
    <style:style style:name="P15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T1" style:family="text">
      <style:text-properties fo:color="#ffffff" loext:opacity="100%" style:font-name="CenturyGothic" fo:font-size="30pt" fo:font-weight="bold" style:font-size-asian="30pt" style:font-name-complex="CenturyGothic" style:font-size-complex="30pt" style:font-weight-complex="bold"/>
    </style:style>
    <style:style style:name="T2" style:family="text">
      <style:text-properties fo:color="#a7a5a6" loext:opacity="100%" style:font-name="CenturyGothic" fo:font-size="30pt" fo:font-weight="bold" style:font-size-asian="30pt" style:font-name-complex="CenturyGothic" style:font-size-complex="30pt" style:font-weight-complex="bold"/>
    </style:style>
    <style:style style:name="T3" style:family="text">
      <style:text-properties fo:color="#000000" loext:opacity="100%" style:font-name="CenturyGothic" fo:font-size="24pt" fo:font-weight="bold" style:font-size-asian="24pt" style:font-name-complex="CenturyGothic" style:font-size-complex="24pt" style:font-weight-complex="bold"/>
    </style:style>
    <style:style style:name="T4" style:family="text">
      <style:text-properties fo:color="#a7a5a6" loext:opacity="100%" style:font-name="CenturyGothic" fo:font-size="70.0999984741211pt" fo:font-weight="bold" style:font-size-asian="70.0999984741211pt" style:font-name-complex="CenturyGothic" style:font-size-complex="70.0999984741211pt" style:font-weight-complex="bold"/>
    </style:style>
    <style:style style:name="T5" style:family="text">
      <style:text-properties fo:color="#ffffff" loext:opacity="100%" style:font-name="CenturyGothic" fo:font-size="14.1000003814697pt" fo:font-weight="bold" style:font-size-asian="14.1000003814697pt" style:font-name-complex="CenturyGothic" style:font-size-complex="14.1000003814697pt" style:font-weight-complex="bold"/>
    </style:style>
    <style:style style:name="T6" style:family="text">
      <style:text-properties fo:color="#000000" loext:opacity="100%" style:font-name="CenturyGothic" fo:font-size="10.6000003814697pt" fo:font-style="italic" fo:font-weight="bold" style:font-size-asian="10.6000003814697pt" style:font-name-complex="CenturyGothic" style:font-size-complex="10.6000003814697pt" style:font-style-complex="italic" style:font-weight-complex="bold"/>
    </style:style>
    <style:style style:name="T7" style:family="text">
      <style:text-properties fo:color="#000000" loext:opacity="100%" style:font-name="CenturyGothic" fo:font-size="10.6000003814697pt" fo:font-style="italic" style:font-size-asian="10.6000003814697pt" style:font-name-complex="CenturyGothic" style:font-size-complex="10.6000003814697pt" style:font-style-complex="italic"/>
    </style:style>
    <style:style style:name="T8" style:family="text">
      <style:text-properties fo:color="#ffffff" loext:opacity="100%" style:font-name="CenturyGothic" fo:font-size="13.3999996185303pt" fo:font-weight="bold" style:font-size-asian="13.3999996185303pt" style:font-name-complex="CenturyGothic" style:font-size-complex="13.3999996185303pt" style:font-weight-complex="bold"/>
    </style:style>
    <style:style style:name="T9" style:family="text">
      <style:text-properties fo:color="#000000" loext:opacity="100%" style:font-name="CenturyGothic" fo:font-size="8.5pt" fo:font-style="italic" style:font-size-asian="8.5pt" style:font-name-complex="CenturyGothic" style:font-size-complex="8.5pt" style:font-style-complex="italic"/>
    </style:style>
    <style:style style:name="T10" style:family="text">
      <style:text-properties fo:color="#000000" loext:opacity="100%" style:font-name="Courier" fo:font-size="10.6000003814697pt" style:font-size-asian="10.6000003814697pt" style:font-name-complex="Courier" style:font-size-complex="10.6000003814697pt"/>
    </style:style>
    <style:style style:name="T11" style:family="text">
      <style:text-properties fo:color="#000000" loext:opacity="100%" style:font-name="CenturyGothic" fo:font-size="10.6000003814697pt" style:font-size-asian="10.6000003814697pt" style:font-name-complex="CenturyGothic" style:font-size-complex="10.6000003814697pt"/>
    </style:style>
    <style:style style:name="T12" style:family="text">
      <style:text-properties fo:color="#000000" loext:opacity="100%" style:font-name="Symbol" fo:font-size="10.6000003814697pt" style:font-size-asian="10.6000003814697pt" style:font-name-complex="Symbol" style:font-size-complex="10.6000003814697pt"/>
    </style:style>
    <style:style style:name="T13" style:family="text">
      <style:text-properties fo:color="#000000" loext:opacity="100%" style:font-name="CenturyGothic" fo:font-size="6.30000019073486pt" fo:font-style="italic" style:font-size-asian="6.30000019073486pt" style:font-name-complex="CenturyGothic" style:font-size-complex="6.3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39">
        <draw:path draw:style-name="gr1" draw:text-style-name="P1" draw:layer="layout" svg:width="9.585cm" svg:height="4.91cm" svg:x="9.801cm" svg:y="13.769cm" svg:viewBox="0 0 9586 4911" svg:d="M9586 2456c0-1356-1102-2456-2457-2456h-4674c-1356 0-2455 1100-2455 2456 0 1358 1100 2455 2455 2455h4674c1355 2 2457-1097 2457-2455z">
          <text:p/>
        </draw:path>
        <draw:path draw:style-name="gr1" draw:text-style-name="P1" draw:layer="layout" svg:width="9.585cm" svg:height="4.911cm" svg:x="9.74cm" svg:y="18.934cm" svg:viewBox="0 0 9586 4912" svg:d="M9586 2457c0-1356-1102-2456-2457-2456l-4674-1c-1356 1-2455 1101-2455 2457 0 1357 1100 2455 2455 2455l4674-1c1355 2 2457-1097 2457-2454z">
          <text:p/>
        </draw:path>
        <draw:frame draw:style-name="gr2" draw:text-style-name="P3" draw:layer="layout" svg:width="6.962cm" svg:height="1.44cm" svg:x="11.325cm" svg:y="20.796cm">
          <draw:text-box>
            <text:p text:style-name="P2"><text:span text:style-name="T1">4 Tanım</text:span></text:p>
          </draw:text-box>
        </draw:frame>
        <draw:frame draw:style-name="gr3" draw:text-style-name="P3" draw:layer="layout" svg:width="6.538cm" svg:height="1.44cm" svg:x="11.391cm" svg:y="15.505cm">
          <draw:text-box>
            <text:p text:style-name="P2"><text:span text:style-name="T1">3 Örnekler</text:span><text:span text:style-name="T2"> </text:span></text:p>
          </draw:text-box>
        </draw:frame>
        <draw:frame draw:style-name="gr4" draw:text-style-name="P3" draw:layer="layout" svg:width="6.75cm" svg:height="1.44cm" svg:x="11.433cm" svg:y="5.726cm">
          <draw:text-box>
            <text:p text:style-name="P2"><text:span text:style-name="T1">1 Sözleşme</text:span></text:p>
          </draw:text-box>
        </draw:frame>
        <draw:frame draw:style-name="gr5" draw:text-style-name="P4" draw:layer="layout" svg:width="3.816cm" svg:height="1.157cm" svg:x="5.495cm" svg:y="13.328cm">
          <draw:text-box>
            <text:p text:style-name="P2"><text:span text:style-name="T3">Tasarım</text:span></text:p>
          </draw:text-box>
        </draw:frame>
        <draw:path draw:style-name="gr6" draw:text-style-name="P5" draw:layer="layout" svg:width="3.485cm" svg:height="5.454cm" svg:x="6.93cm" svg:y="15.822cm" svg:viewBox="0 0 3486 5455" svg:d="M655 1044c174-70 371 14 441 188 70 173-13 371-187 441s-371-14-441-187c-71-174 13-372 187-442zM2619 4305l867 136-698-1335-496-210c-1-218-50-507-195-882 0 0-27-74-35-95-509-1255-1760-1943-1823-1918-1 0-3 1-5 1-3 2-6 4-6 4-63 25-490 1391 17 2647 8 20 40 92 40 92 157 371 328 612 478 770l-209 491 425 1449 526-699z">
          <text:p/>
        </draw:path>
        <draw:path draw:style-name="gr7" draw:text-style-name="P6" draw:layer="layout" svg:width="0.105cm" svg:height="0.187cm" svg:x="8.049cm" svg:y="21.435cm" svg:viewBox="0 0 106 188" svg:d="M78 188l-6-14c-4-11-7-21-7-29-1-9 0-18 3-30 2-11 4-20 6-27l8-27 2-10c2-8 3-16 3-25l-79 32-8-19 99-39 5 12c2 5 3 10 2 15 0 5-2 16-7 34-1 4-2 8-3 12l-4 19c-4 12-6 22-7 28-1 7-1 14 0 21 1 6 3 15 8 25l6 14z">
          <text:p/>
        </draw:path>
        <draw:path draw:style-name="gr7" draw:text-style-name="P6" draw:layer="layout" svg:width="0.105cm" svg:height="0.187cm" svg:x="8.148cm" svg:y="21.679cm" svg:viewBox="0 0 106 188" svg:d="M77 188l-5-14c-5-10-7-20-8-28 0-9 1-19 3-30 3-13 5-21 7-28l7-28 3-9c2-8 3-16 3-25l-80 32-7-19 98-39 5 12c2 5 3 10 3 15s-3 16-7 34c-1 4-2 8-3 12l-6 19c-3 12-4 22-5 29s-1 14 0 20c0 7 3 15 7 25l6 14z">
          <text:p/>
        </draw:path>
        <draw:path draw:style-name="gr7" draw:text-style-name="P6" draw:layer="layout" svg:width="0.105cm" svg:height="0.187cm" svg:x="8.246cm" svg:y="21.923cm" svg:viewBox="0 0 106 188" svg:d="M78 188l-6-14c-4-11-7-20-7-28-1-9 0-19 3-30 2-12 4-21 6-27l8-28 2-10c2-8 3-17 4-26l-80 34-8-20 98-39 6 12c2 5 3 10 2 15 0 5-2 16-8 35-1 4-2 8-3 12l-4 19c-3 12-5 21-6 28s-1 14 0 20c1 7 3 15 7 25l6 14z">
          <text:p/>
        </draw:path>
        <draw:path draw:style-name="gr7" draw:text-style-name="P6" draw:layer="layout" svg:width="0.105cm" svg:height="0.187cm" svg:x="8.345cm" svg:y="22.167cm" svg:viewBox="0 0 106 188" svg:d="M78 188l-5-15c-5-11-7-20-8-29 0-8 1-18 3-29 3-12 5-21 7-27l7-28 3-10c2-7 3-16 3-25l-80 33-8-19 98-39 5 12c2 5 3 10 3 15s-3 16-7 34c-1 4-2 8-3 12l-5 19c-2 12-4 21-5 28s-1 14 0 20c0 7 3 15 7 25l5 14z">
          <text:p/>
        </draw:path>
        <draw:path draw:style-name="gr7" draw:text-style-name="P6" draw:layer="layout" svg:width="0.105cm" svg:height="0.188cm" svg:x="8.443cm" svg:y="22.41cm" svg:viewBox="0 0 106 189" svg:d="M79 189l-6-14c-4-11-7-20-7-29-1-8 0-18 3-30 2-12 5-21 6-27l8-28 2-10c2-7 4-16 4-25l-81 32-8-18 99-40 5 13c2 5 3 10 2 15 0 4-2 16-6 33-1 5-3 9-4 13l-4 19c-3 12-5 21-6 28-1 8-1 14 0 21s3 15 7 25l6 14z">
          <text:p/>
        </draw:path>
        <draw:path draw:style-name="gr7" draw:text-style-name="P6" draw:layer="layout" svg:width="0.105cm" svg:height="0.188cm" svg:x="8.542cm" svg:y="22.654cm" svg:viewBox="0 0 106 189" svg:d="M78 189l-5-14c-5-11-7-21-8-29 0-8 1-18 3-30 3-11 5-20 7-26l7-29 3-10c2-8 3-16 3-25l-81 32-7-18 98-40 5 13c2 5 3 9 3 14s-3 17-7 34c-1 4-2 10-3 14l-5 19c-2 12-4 21-5 28s-1 13 0 20c0 7 3 15 7 25l5 14z">
          <text:p/>
        </draw:path>
        <draw:path draw:style-name="gr7" draw:text-style-name="P6" draw:layer="layout" svg:width="0.106cm" svg:height="0.187cm" svg:x="8.64cm" svg:y="22.898cm" svg:viewBox="0 0 107 188" svg:d="M79 188l-6-13c-4-11-6-21-7-29s0-18 3-30c2-11 5-20 6-27l8-27 3-10c2-8 3-16 3-25l-81 32-8-18 99-41 5 13c2 5 3 10 3 15-1 5-3 17-7 34-1 4-2 9-3 13l-5 18c-3 12-5 22-6 29-1 6-1 13 0 20s3 15 7 25l6 13z">
          <text:p/>
        </draw:path>
        <draw:path draw:style-name="gr7" draw:text-style-name="P6" draw:layer="layout" svg:width="0.105cm" svg:height="0.187cm" svg:x="8.739cm" svg:y="23.142cm" svg:viewBox="0 0 106 188" svg:d="M78 188l-5-13c-5-11-7-21-7-29-1-9 0-19 3-31 2-11 4-20 6-27l7-27 3-10c2-8 3-16 3-25l-81 32-7-18 99-40 4 12c2 5 3 10 3 15s-3 16-7 34c-1 4-2 8-3 13l-4 18c-3 12-5 22-6 28-1 7-1 14 0 22 1 6 3 15 7 24l5 14z">
          <text:p/>
        </draw:path>
        <draw:path draw:style-name="gr7" draw:text-style-name="P6" draw:layer="layout" svg:width="0.106cm" svg:height="0.187cm" svg:x="8.837cm" svg:y="23.386cm" svg:viewBox="0 0 107 188" svg:d="M79 188l-6-14c-4-10-6-20-7-28 0-9 1-18 3-30 3-11 5-20 6-27l8-28 3-10c2-8 3-16 3-25l-81 32-8-19 99-39 5 12c2 5 3 10 3 15-1 5-3 16-7 34-1 4-2 8-3 12l-5 20c-3 12-5 22-6 28 0 7-1 14 0 21 1 6 3 15 7 24l6 14z">
          <text:p/>
        </draw:path>
        <draw:path draw:style-name="gr7" draw:text-style-name="P6" draw:layer="layout" svg:width="0.105cm" svg:height="0.187cm" svg:x="8.262cm" svg:y="21.003cm" svg:viewBox="0 0 106 188" svg:d="M77 188l-5-14c-5-11-7-20-8-29 0-8 1-18 3-29 3-12 5-21 7-27l7-28 3-10c3-7 4-17 4-26l-81 34-7-19 98-40 5 12c2 5 3 10 3 15s-3 17-7 34c-1 5-2 9-3 13l-5 19c-3 12-4 21-6 28-1 7-1 14-1 20 1 7 5 15 9 25l5 14z">
          <text:p/>
        </draw:path>
        <draw:path draw:style-name="gr7" draw:text-style-name="P6" draw:layer="layout" svg:width="0.105cm" svg:height="0.188cm" svg:x="8.36cm" svg:y="21.246cm" svg:viewBox="0 0 106 189" svg:d="M78 189l-6-14c-4-12-7-21-7-30-1-8 0-18 3-29 2-12 4-21 6-27l8-28 2-10c2-7 3-16 3-25l-79 32-8-18 99-40 5 13c2 5 3 10 2 15 0 4-2 16-7 33-1 5-2 9-3 13l-5 19c-3 12-5 21-6 28s-1 13 0 20 3 15 7 26l7 14z">
          <text:p/>
        </draw:path>
        <draw:path draw:style-name="gr7" draw:text-style-name="P6" draw:layer="layout" svg:width="0.105cm" svg:height="0.188cm" svg:x="8.459cm" svg:y="21.49cm" svg:viewBox="0 0 106 189" svg:d="M77 189l-5-14c-5-11-7-21-8-29 0-8 1-18 3-30 3-12 5-21 7-27l7-28 3-10c2-8 3-16 3-25l-80 32-7-18 97-40 6 13c2 5 3 9 3 14s-3 17-8 34c-1 4-2 9-3 13l-5 18c-3 12-4 23-5 30s-1 13-1 20c1 7 4 15 8 25l5 14z">
          <text:p/>
        </draw:path>
        <draw:path draw:style-name="gr7" draw:text-style-name="P6" draw:layer="layout" svg:width="0.106cm" svg:height="0.187cm" svg:x="8.557cm" svg:y="21.734cm" svg:viewBox="0 0 107 188" svg:d="M79 188l-6-13c-4-11-7-21-7-29-1-8 0-18 3-30 2-11 4-20 6-27l8-27 2-11c2-8 3-16 3-25l-79 33-9-19 99-40 5 12c2 5 4 10 2 15 0 5-2 17-7 35-1 4-2 9-3 13l-4 18c-3 12-5 22-6 29-1 6-1 13 0 20s3 15 7 25l6 13z">
          <text:p/>
        </draw:path>
        <draw:path draw:style-name="gr7" draw:text-style-name="P6" draw:layer="layout" svg:width="0.105cm" svg:height="0.187cm" svg:x="8.656cm" svg:y="21.978cm" svg:viewBox="0 0 106 188" svg:d="M78 188l-5-14c-5-11-7-21-8-29 0-8 1-18 3-30 3-11 5-20 7-27l7-27 3-10c2-8 3-16 3-25l-80 32-8-18 98-40 5 12c2 5 3 10 3 15s-3 16-7 34c-1 4-2 8-3 13l-5 18c-2 12-4 22-5 28-1 7-1 14 0 21 0 6 3 15 7 24l5 14z">
          <text:p/>
        </draw:path>
        <draw:path draw:style-name="gr7" draw:text-style-name="P6" draw:layer="layout" svg:width="0.105cm" svg:height="0.187cm" svg:x="8.754cm" svg:y="22.222cm" svg:viewBox="0 0 106 188" svg:d="M79 188l-6-14c-4-10-7-20-7-28-1-9 0-18 3-31 2-11 5-20 6-27l8-28 2-9c2-8 3-16 4-25l-81 32-8-19 99-39 5 12c2 5 3 10 2 15 0 5-2 16-6 34-2 4-3 8-4 12l-4 19c-3 12-5 21-6 28-1 8-1 15 0 22 1 6 3 15 7 24l6 14z">
          <text:p/>
        </draw:path>
        <draw:path draw:style-name="gr7" draw:text-style-name="P6" draw:layer="layout" svg:width="0.105cm" svg:height="0.187cm" svg:x="8.853cm" svg:y="22.466cm" svg:viewBox="0 0 106 188" svg:d="M78 188l-5-14c-5-10-7-20-8-28 0-9 1-19 3-30 3-12 5-21 7-27l7-29 3-9c2-8 3-16 3-25l-81 32-7-19 98-39 5 12c2 5 3 10 3 15s-3 16-7 34c-1 4-2 9-3 13l-5 19c-2 12-4 21-5 28s-1 14 0 20c0 7 3 15 7 25l5 14z">
          <text:p/>
        </draw:path>
        <draw:path draw:style-name="gr7" draw:text-style-name="P6" draw:layer="layout" svg:width="0.106cm" svg:height="0.187cm" svg:x="8.951cm" svg:y="22.71cm" svg:viewBox="0 0 107 188" svg:d="M79 188l-6-14c-4-11-7-20-7-28-1-9 0-19 3-30 2-12 5-21 6-27l8-28 3-10c2-7 3-16 3-25l-81 33-8-19 99-40 5 13c2 5 3 10 3 15-1 5-3 16-7 34-1 4-2 8-3 12l-5 19c-3 12-5 21-6 28s-1 14 0 20c1 7 3 15 7 25l6 14z">
          <text:p/>
        </draw:path>
        <draw:path draw:style-name="gr7" draw:text-style-name="P6" draw:layer="layout" svg:width="0.105cm" svg:height="0.187cm" svg:x="9.05cm" svg:y="22.954cm" svg:viewBox="0 0 106 188" svg:d="M78 188l-5-14c-5-11-7-20-8-29 0-9 1-19 3-30 3-12 5-21 7-27l7-28 3-10c2-7 3-16 3-25l-81 33-7-19 99-39 4 12c2 5 3 10 3 15s-3 16-7 34c-1 4-2 8-3 12l-4 19c-3 12-5 21-6 28s-1 14 0 20c0 8 3 16 7 26l5 14z">
          <text:p/>
        </draw:path>
        <draw:path draw:style-name="gr7" draw:text-style-name="P6" draw:layer="layout" svg:width="0.106cm" svg:height="0.188cm" svg:x="8.541cm" svg:y="20.754cm" svg:viewBox="0 0 107 189" svg:d="M79 189l-6-14c-4-11-6-21-7-29s0-18 3-30c3-11 5-21 6-27l8-28 3-10c2-8 3-16 3-25l-81 32-8-18 99-40 5 13c2 4 3 9 3 14-1 5-3 17-7 34-1 4-2 9-3 13l-5 18c-3 13-5 23-6 30-1 6-1 13 0 20s3 15 7 25l6 13z">
          <text:p/>
        </draw:path>
        <draw:path draw:style-name="gr7" draw:text-style-name="P6" draw:layer="layout" svg:width="0.105cm" svg:height="0.187cm" svg:x="8.64cm" svg:y="20.998cm" svg:viewBox="0 0 106 188" svg:d="M78 188l-5-13c-5-11-7-21-7-29-1-8 0-18 3-30 2-11 4-20 6-27l7-27 3-10c2-8 3-17 3-26l-81 33-7-18 99-41 5 12c2 5 2 10 2 15s-2 17-7 35c-1 4-2 8-3 13l-4 18c-3 12-5 22-6 29-1 6-1 13 0 20 1 6 3 15 7 25l5 13z">
          <text:p/>
        </draw:path>
        <draw:path draw:style-name="gr7" draw:text-style-name="P6" draw:layer="layout" svg:width="0.106cm" svg:height="0.187cm" svg:x="8.738cm" svg:y="21.242cm" svg:viewBox="0 0 107 188" svg:d="M79 188l-6-14c-4-11-6-21-7-29 0-9 1-18 3-30 3-11 5-20 6-27l8-27 3-10c2-8 3-16 3-25l-81 32-8-19 99-39 5 12c2 5 3 10 3 15-1 5-3 16-7 34-1 4-2 8-3 13l-5 18c-3 12-5 22-6 28 0 7-1 14 0 21 1 6 3 15 7 24l6 15z">
          <text:p/>
        </draw:path>
        <draw:path draw:style-name="gr7" draw:text-style-name="P6" draw:layer="layout" svg:width="0.105cm" svg:height="0.187cm" svg:x="8.837cm" svg:y="21.486cm" svg:viewBox="0 0 106 188" svg:d="M78 188l-5-14c-4-10-7-20-7-28-1-9 0-19 3-30 2-13 4-21 6-28l7-28 3-9c2-8 3-16 3-25l-81 32-7-19 99-39 5 12c2 5 2 10 2 15s-2 16-7 34c-1 4-2 8-3 12l-4 19c-3 12-5 22-6 29s-1 14 0 21c1 6 3 14 7 24l6 14z">
          <text:p/>
        </draw:path>
        <draw:path draw:style-name="gr7" draw:text-style-name="P6" draw:layer="layout" svg:width="0.106cm" svg:height="0.187cm" svg:x="8.935cm" svg:y="21.73cm" svg:viewBox="0 0 107 188" svg:d="M79 188l-6-14c-4-11-6-20-7-28 0-9 1-19 3-30 3-12 5-21 6-27l8-28 3-10c2-8 3-16 3-25l-81 33-8-20 99-39 5 12c2 5 3 10 3 15-1 5-3 16-7 35-1 4-2 8-3 12l-5 19c-3 12-5 21-6 28 0 7 0 14 0 20 1 7 4 15 7 25l6 14z">
          <text:p/>
        </draw:path>
        <draw:path draw:style-name="gr7" draw:text-style-name="P6" draw:layer="layout" svg:width="0.105cm" svg:height="0.187cm" svg:x="9.034cm" svg:y="21.974cm" svg:viewBox="0 0 106 188" svg:d="M79 188l-6-15c-4-11-7-20-7-29-1-8 0-18 3-29 2-12 4-21 6-27l7-28 3-10c2-7 3-16 3-25l-81 33-7-19 99-39 5 12c2 5 3 10 2 15 0 5-2 16-7 34-1 4-2 8-3 12l-4 19c-3 12-5 21-6 28s-1 14 0 20c1 7 3 15 7 25l6 14z">
          <text:p/>
        </draw:path>
        <draw:path draw:style-name="gr7" draw:text-style-name="P6" draw:layer="layout" svg:width="0.106cm" svg:height="0.187cm" svg:x="9.132cm" svg:y="22.218cm" svg:viewBox="0 0 107 188" svg:d="M79 188l-5-14c-5-11-7-20-8-29 0-8 1-19 3-30 3-12 5-21 7-27l7-28 3-10c2-7 3-16 3-25l-81 33-8-19 99-39 5 12c2 5 3 10 3 15s-3 16-7 33c-1 5-2 9-3 13l-5 19c-3 12-5 21-5 28-1 7-1 14-1 21 1 7 4 15 8 25l5 14z">
          <text:p/>
        </draw:path>
        <draw:path draw:style-name="gr7" draw:text-style-name="P6" draw:layer="layout" svg:width="0.105cm" svg:height="0.188cm" svg:x="9.231cm" svg:y="22.461cm" svg:viewBox="0 0 106 189" svg:d="M79 189l-6-14c-4-11-7-20-7-29-1-8 0-18 3-30 2-11 4-20 6-26l8-29 2-10c2-8 3-16 3-25l-80 32-8-18 99-40 5 13c2 5 3 10 2 14 0 5-2 17-7 34-1 5-2 9-3 14l-4 19c-3 12-5 21-6 28s-1 13 0 20 3 15 7 25l6 14z">
          <text:p/>
        </draw:path>
        <draw:path draw:style-name="gr7" draw:text-style-name="P6" draw:layer="layout" svg:width="0.105cm" svg:height="0.188cm" svg:x="9.33cm" svg:y="22.705cm" svg:viewBox="0 0 106 189" svg:d="M78 189l-5-14c-6-11-8-21-9-29 0-8 1-18 3-30 4-11 6-20 8-26l7-28 3-10c2-8 3-16 3-25l-81 32-7-18 98-41 5 13c2 5 3 10 3 15s-3 17-7 34c-1 4-2 9-3 13l-5 18c-3 12-4 22-5 29s-1 13-1 20c1 7 4 15 8 25l5 13z">
          <text:p/>
        </draw:path>
        <draw:path draw:style-name="gr7" draw:text-style-name="P6" draw:layer="layout" svg:width="0.105cm" svg:height="0.187cm" svg:x="8.871cm" svg:y="20.562cm" svg:viewBox="0 0 106 188" svg:d="M79 188l-6-14c-4-10-7-20-7-28-1-9 0-18 3-30 2-11 4-21 6-28l8-28 2-9c2-8 3-16 3-25l-79 32-9-19 99-39 5 12c2 5 3 10 2 15 0 5-2 16-7 34-1 4-2 8-3 12l-4 19c-3 13-5 22-6 29s-1 14 0 21c1 6 3 15 7 24l6 14z">
          <text:p/>
        </draw:path>
        <draw:path draw:style-name="gr7" draw:text-style-name="P6" draw:layer="layout" svg:width="0.105cm" svg:height="0.187cm" svg:x="8.97cm" svg:y="20.806cm" svg:viewBox="0 0 106 188" svg:d="M78 188l-5-14c-5-10-7-20-8-28 0-9 1-19 3-30 3-12 5-21 7-27l7-28 3-9c2-9 3-17 3-26l-81 33-7-20 98-39 5 12c2 5 3 10 3 15s-3 16-7 35c-1 4-2 8-3 12l-5 19c-3 12-4 21-5 28s-1 14-1 20c1 7 4 15 8 25l5 14z">
          <text:p/>
        </draw:path>
        <draw:path draw:style-name="gr7" draw:text-style-name="P6" draw:layer="layout" svg:width="0.105cm" svg:height="0.187cm" svg:x="9.068cm" svg:y="21.05cm" svg:viewBox="0 0 106 188" svg:d="M79 188l-6-15c-4-11-7-20-7-29-1-8 0-18 3-29 2-12 4-21 6-27l8-28 2-10c2-7 3-16 3-25l-80 33-8-19 99-39 5 12c2 5 3 10 2 15 0 5-2 16-7 34-1 4-2 8-3 12l-4 19c-3 12-5 21-6 28s-1 14 0 20c1 7 3 15 7 25l6 15z">
          <text:p/>
        </draw:path>
        <draw:path draw:style-name="gr7" draw:text-style-name="P6" draw:layer="layout" svg:width="0.105cm" svg:height="0.187cm" svg:x="9.167cm" svg:y="21.294cm" svg:viewBox="0 0 106 188" svg:d="M78 188l-5-14c-5-11-7-20-8-29 0-8 1-18 3-30 3-12 5-21 7-27l7-28 3-10c2-7 3-16 3-25l-81 33-7-19 98-39 5 12c2 5 3 10 3 15s-3 16-7 33c-1 5-2 9-3 13l-5 19c-2 12-4 21-5 29-1 7-1 14 0 20 0 7 3 15 7 25l5 14z">
          <text:p/>
        </draw:path>
        <draw:path draw:style-name="gr7" draw:text-style-name="P6" draw:layer="layout" svg:width="0.105cm" svg:height="0.188cm" svg:x="9.265cm" svg:y="21.537cm" svg:viewBox="0 0 106 189" svg:d="M79 189l-6-14c-4-11-7-20-7-29-1-8 0-18 3-29 2-12 5-21 6-27l8-29 2-10c2-7 3-16 4-25l-81 32-8-18 99-40 5 13c2 5 3 10 2 14 0 5-2 17-6 34-2 6-3 10-4 14l-4 19c-3 12-5 21-6 28s-1 13 0 20 3 15 7 25l6 14z">
          <text:p/>
        </draw:path>
        <draw:path draw:style-name="gr7" draw:text-style-name="P6" draw:layer="layout" svg:width="0.105cm" svg:height="0.188cm" svg:x="9.364cm" svg:y="21.781cm" svg:viewBox="0 0 106 189" svg:d="M78 189l-5-14c-5-11-7-21-8-29 0-8 1-18 3-30 3-11 5-20 7-26l7-28 3-10c2-8 3-16 3-25l-81 32-7-18 98-41 5 14c2 4 3 9 3 14s-3 17-7 34c-1 4-2 9-3 13l-5 18c-2 12-4 22-5 29s-1 13 0 20c0 7 3 15 7 25l5 13z">
          <text:p/>
        </draw:path>
        <draw:path draw:style-name="gr7" draw:text-style-name="P6" draw:layer="layout" svg:width="0.105cm" svg:height="0.187cm" svg:x="9.462cm" svg:y="22.025cm" svg:viewBox="0 0 106 188" svg:d="M79 188l-6-13c-4-11-7-21-7-29-1-8 0-19 3-31 2-11 5-20 6-27l8-27 2-10c3-8 4-16 4-25l-81 32-8-18 99-40 5 12c2 5 3 10 2 15 0 5-2 16-6 34-1 4-3 8-3 13l-5 18c-3 12-5 22-6 29-1 6-1 13 0 21 1 7 3 15 7 25l6 13z">
          <text:p/>
        </draw:path>
        <draw:path draw:style-name="gr7" draw:text-style-name="P6" draw:layer="layout" svg:width="0.105cm" svg:height="0.187cm" svg:x="9.561cm" svg:y="22.269cm" svg:viewBox="0 0 106 188" svg:d="M78 188l-5-13c-5-11-7-21-8-29 0-8 1-18 3-30 3-11 5-20 7-27l7-28 3-10c2-8 3-16 3-25l-81 32-7-18 99-40 4 12c2 5 3 10 3 15s-3 16-7 34c-1 4-2 8-3 13l-5 19c-2 12-4 22-5 28-1 7-1 14 0 21 0 6 3 15 7 24l5 14z">
          <text:p/>
        </draw:path>
        <draw:path draw:style-name="gr7" draw:text-style-name="P6" draw:layer="layout" svg:width="0.106cm" svg:height="0.187cm" svg:x="9.659cm" svg:y="22.513cm" svg:viewBox="0 0 107 188" svg:d="M79 188l-6-14c-4-10-6-20-7-28-1-9 0-18 3-30 3-11 5-20 6-27l8-28 3-9c2-8 3-16 3-25l-81 32-8-19 99-40 5 12c2 5 3 11 3 16-1 5-3 16-7 34-1 4-2 8-3 12l-5 19c-3 12-5 21-6 28s-1 14 0 21c1 6 3 15 7 24l6 14z">
          <text:p/>
        </draw:path>
        <draw:path draw:style-name="gr7" draw:text-style-name="P6" draw:layer="layout" svg:width="0.105cm" svg:height="0.187cm" svg:x="10.356cm" svg:y="20.435cm" svg:viewBox="0 0 106 188" svg:d="M78 188l-6-14c-4-11-7-20-7-28-1-9 0-19 3-30 2-12 5-21 6-27l8-28 2-10c2-7 3-17 4-26l-80 34-8-20 99-39 5 12c2 5 3 10 2 15 0 5-2 17-6 35-2 4-3 8-4 12l-5 19c-3 12-5 21-6 28s-1 14 0 20c1 7 3 15 8 25l6 14z">
          <text:p/>
        </draw:path>
        <draw:path draw:style-name="gr7" draw:text-style-name="P6" draw:layer="layout" svg:width="0.105cm" svg:height="0.187cm" svg:x="10.455cm" svg:y="20.679cm" svg:viewBox="0 0 106 188" svg:d="M77 188l-5-14c-5-12-7-21-8-30 0-8 1-18 3-29 3-12 5-21 7-27l7-28 3-10c2-7 3-16 3-25l-80 33-7-19 97-39 6 12c2 5 3 10 3 15s-3 16-7 33c-2 5-3 9-4 13l-5 19c-2 12-4 21-5 28s-1 14 0 20c0 7 3 15 7 25l5 15z">
          <text:p/>
        </draw:path>
        <draw:path draw:style-name="gr7" draw:text-style-name="P6" draw:layer="layout" svg:width="0.106cm" svg:height="0.188cm" svg:x="10.553cm" svg:y="20.922cm" svg:viewBox="0 0 107 189" svg:d="M78 189l-6-14c-4-11-7-20-7-29-1-8 0-18 3-29 2-13 5-22 6-28l8-28 3-10c2-7 3-16 3-25l-80 32-8-18 98-40 5 13c3 5 4 10 4 15-1 4-4 16-8 33-2 5-2 9-3 13l-5 19c-3 12-5 21-6 29-1 7-1 13 0 20s3 15 7 25l6 14z">
          <text:p/>
        </draw:path>
        <draw:path draw:style-name="gr7" draw:text-style-name="P6" draw:layer="layout" svg:width="0.105cm" svg:height="0.188cm" svg:x="10.652cm" svg:y="21.166cm" svg:viewBox="0 0 106 189" svg:d="M78 189l-5-14c-5-11-7-21-8-29 0-8 1-18 3-30 3-11 5-20 7-26l7-28 3-11c2-8 3-16 3-25l-80 32-8-18 99-40 4 13c2 5 3 9 3 14s-3 17-7 35c-1 4-2 9-3 13l-4 18c-3 12-5 22-6 29s-1 13 0 20c0 7 3 15 7 25l5 14z">
          <text:p/>
        </draw:path>
        <draw:path draw:style-name="gr7" draw:text-style-name="P6" draw:layer="layout" svg:width="0.106cm" svg:height="0.187cm" svg:x="10.75cm" svg:y="21.41cm" svg:viewBox="0 0 107 188" svg:d="M79 188l-6-13c-4-11-6-21-7-29s0-18 3-30c3-11 5-20 6-27l8-27 3-10c2-8 3-16 3-25l-81 32-8-18 99-41 5 13c2 5 3 10 3 15-1 5-3 16-7 34-1 4-2 8-3 13l-5 18c-3 12-5 22-6 29-1 6-1 13 0 20s3 15 7 25l6 13z">
          <text:p/>
        </draw:path>
        <draw:path draw:style-name="gr7" draw:text-style-name="P6" draw:layer="layout" svg:width="0.105cm" svg:height="0.187cm" svg:x="10.849cm" svg:y="21.654cm" svg:viewBox="0 0 106 188" svg:d="M78 188l-5-13c-4-11-7-21-7-29-1-8 0-19 3-31 2-11 4-20 6-27l7-27 3-10c2-8 3-16 3-25l-81 32-7-18 99-40 5 12c2 5 2 10 2 15s-2 16-7 34c-1 4-2 8-3 13l-4 18c-3 12-5 22-6 28-1 7-1 15 0 22 1 6 3 15 7 24l5 14z">
          <text:p/>
        </draw:path>
        <draw:path draw:style-name="gr7" draw:text-style-name="P6" draw:layer="layout" svg:width="0.106cm" svg:height="0.187cm" svg:x="10.947cm" svg:y="21.898cm" svg:viewBox="0 0 107 188" svg:d="M79 188l-6-14c-4-10-6-20-7-28 0-9 1-19 3-30 3-11 5-20 6-27l8-29 3-9c2-8 3-16 3-25l-81 32-8-19 99-39 5 12c2 5 3 10 3 15-1 5-3 16-7 34-1 4-2 8-3 12l-5 20c-3 12-5 21-6 28 0 7-1 14 0 21 1 6 3 15 7 24l6 14z">
          <text:p/>
        </draw:path>
        <draw:path draw:style-name="gr7" draw:text-style-name="P6" draw:layer="layout" svg:width="0.105cm" svg:height="0.187cm" svg:x="11.046cm" svg:y="22.142cm" svg:viewBox="0 0 106 188" svg:d="M78 188l-5-14c-4-10-7-20-7-28-1-9 0-19 3-30 2-12 4-21 6-27l7-28 3-9c2-8 3-16 3-25l-81 32-7-19 99-40 5 12c2 5 2 11 2 16s-2 16-7 34c-1 4-2 8-3 12l-4 19c-3 12-5 21-6 28s-1 14 0 20c1 7 3 15 7 25l6 14z">
          <text:p/>
        </draw:path>
        <draw:path draw:style-name="gr7" draw:text-style-name="P6" draw:layer="layout" svg:width="0.106cm" svg:height="0.187cm" svg:x="11.144cm" svg:y="22.386cm" svg:viewBox="0 0 107 188" svg:d="M79 188l-6-14c-4-11-6-20-7-29 0-9 1-19 3-30 3-12 5-21 7-27l7-28 3-10c2-7 3-16 3-25l-81 33-8-19 99-39 5 12c2 5 3 10 3 15-1 5-3 16-7 34-1 4-2 8-3 12l-5 19c-3 12-5 21-5 28-1 7-1 14-1 20 1 7 4 16 8 26l5 14z">
          <text:p/>
        </draw:path>
        <draw:path draw:style-name="gr7" draw:text-style-name="P6" draw:layer="layout" svg:width="0.106cm" svg:height="0.187cm" svg:x="9.949cm" svg:y="20.379cm" svg:viewBox="0 0 107 188" svg:d="M78 188l-6-14c-4-11-6-20-7-29 0-8 1-18 3-29 3-12 5-22 6-28l9-28 3-10c2-7 3-16 3-25l-81 33-8-19 99-39 5 12c2 5 3 10 3 15-1 5-3 16-7 34-1 4-2 8-3 12l-5 19c-3 13-5 22-6 29 0 7 0 14 0 20 1 7 4 15 7 25l6 14z">
          <text:p/>
        </draw:path>
        <draw:path draw:style-name="gr7" draw:text-style-name="P6" draw:layer="layout" svg:width="0.105cm" svg:height="0.187cm" svg:x="10.048cm" svg:y="20.623cm" svg:viewBox="0 0 106 188" svg:d="M78 188l-6-14c-4-11-7-20-7-29-1-8 0-18 3-29 2-12 4-21 6-27l7-28 3-10c3-7 4-17 4-26l-81 34-7-20 99-39 5 12c2 5 2 10 2 15s-2 17-7 34c-1 5-2 9-3 13l-4 19c-3 12-5 21-6 28-2 7-2 14 0 20 1 7 3 15 7 25l6 14z">
          <text:p/>
        </draw:path>
        <draw:path draw:style-name="gr7" draw:text-style-name="P6" draw:layer="layout" svg:width="0.106cm" svg:height="0.188cm" svg:x="10.146cm" svg:y="20.866cm" svg:viewBox="0 0 107 189" svg:d="M78 189l-6-14c-4-12-6-21-7-30 0-8 1-18 3-29 3-12 5-21 7-27l7-28 3-10c2-7 3-16 3-25l-80 32-8-18 99-40 5 13c2 5 3 10 3 14-1 5-3 17-7 34-1 5-2 9-3 13l-6 19c-3 12-5 21-5 28-1 7-1 13-1 20 1 7 4 15 9 25l5 15z">
          <text:p/>
        </draw:path>
        <draw:path draw:style-name="gr7" draw:text-style-name="P6" draw:layer="layout" svg:width="0.105cm" svg:height="0.188cm" svg:x="10.245cm" svg:y="21.11cm" svg:viewBox="0 0 106 189" svg:d="M78 189l-6-14c-4-11-7-21-7-29-1-8 0-18 3-30 2-12 4-21 6-27l8-28 2-10c2-8 3-16 3-25l-79 32-8-18 99-40 5 13c2 4 3 9 2 14 0 5-2 17-7 34-2 4-3 9-4 13l-4 18c-3 12-5 22-6 30-1 7-1 13 0 20s3 15 7 25l7 13z">
          <text:p/>
        </draw:path>
        <draw:path draw:style-name="gr7" draw:text-style-name="P6" draw:layer="layout" svg:width="0.105cm" svg:height="0.187cm" svg:x="10.344cm" svg:y="21.354cm" svg:viewBox="0 0 106 188" svg:d="M77 188l-5-13c-5-11-7-21-8-29 0-8 1-18 3-30 3-11 5-20 7-27l7-27 3-11c2-8 3-16 3-25l-80 33-7-19 97-40 5 12c3 5 4 10 4 15s-4 16-8 35c-1 4-2 8-3 13l-5 18c-3 12-4 22-5 29-1 6-1 13-1 20 1 7 4 15 8 25l5 13z">
          <text:p/>
        </draw:path>
        <draw:path draw:style-name="gr7" draw:text-style-name="P6" draw:layer="layout" svg:width="0.105cm" svg:height="0.187cm" svg:x="10.442cm" svg:y="21.598cm" svg:viewBox="0 0 106 188" svg:d="M79 188l-6-13c-4-11-7-21-7-29-1-8 0-18 3-30 2-11 4-20 6-27l8-27 2-10c2-8 3-16 3-25l-79 32-9-18 99-41 5 13c2 5 3 10 2 15 0 5-2 16-7 34-1 4-2 8-3 13l-4 18c-3 12-5 22-6 28-1 7-1 14 0 21 1 6 3 15 7 24l6 14z">
          <text:p/>
        </draw:path>
        <draw:path draw:style-name="gr7" draw:text-style-name="P6" draw:layer="layout" svg:width="0.105cm" svg:height="0.187cm" svg:x="10.541cm" svg:y="21.842cm" svg:viewBox="0 0 106 188" svg:d="M78 188l-5-14c-5-10-7-20-8-28 0-9 1-20 3-31 3-11 5-20 7-27l7-28 3-9c2-8 3-16 3-25l-81 32-7-19 98-39 5 12c2 5 3 10 3 15s-3 16-7 34c-1 4-2 8-3 12l-5 19c-3 12-4 21-5 28s-1 15 0 22c0 6 3 14 7 24l5 14z">
          <text:p/>
        </draw:path>
        <draw:path draw:style-name="gr7" draw:text-style-name="P6" draw:layer="layout" svg:width="0.105cm" svg:height="0.187cm" svg:x="10.639cm" svg:y="22.086cm" svg:viewBox="0 0 106 188" svg:d="M79 188l-6-14c-4-10-7-20-7-28-1-9 0-19 3-30 2-12 4-21 6-27l8-29 2-9c2-8 3-16 4-25l-81 32-8-19 99-39 5 12c2 5 3 10 2 15 0 5-2 16-7 34-1 4-2 8-3 12l-4 20c-3 12-5 21-6 28s-1 14 0 20c1 7 3 15 7 25l6 14z">
          <text:p/>
        </draw:path>
        <draw:path draw:style-name="gr7" draw:text-style-name="P6" draw:layer="layout" svg:width="0.105cm" svg:height="0.187cm" svg:x="10.738cm" svg:y="22.33cm" svg:viewBox="0 0 106 188" svg:d="M78 188l-5-14c-5-11-7-20-8-29 0-8 1-18 3-29 3-12 5-21 7-27l7-28 3-10c2-7 3-16 3-25l-81 33-7-19 98-40 5 12c2 6 3 11 3 16s-3 16-7 34c-1 4-2 8-3 12l-5 19c-2 12-4 21-5 28s-1 14 0 20c0 7 3 15 7 25l5 14z">
          <text:p/>
        </draw:path>
        <draw:path draw:style-name="gr7" draw:text-style-name="P6" draw:layer="layout" svg:width="0.105cm" svg:height="0.187cm" svg:x="9.595cm" svg:y="20.317cm" svg:viewBox="0 0 106 188" svg:d="M79 188l-6-14c-4-10-7-21-7-29-1-8 0-18 3-30 2-11 5-20 6-27l8-27 2-10c2-8 3-16 4-25l-81 32-8-18 99-40 5 12c2 5 3 10 2 15 0 5-2 16-6 34-2 4-3 8-4 13l-4 18c-3 12-5 22-6 28-1 7-1 14 0 21 1 6 3 15 7 25l6 14z">
          <text:p/>
        </draw:path>
        <draw:path draw:style-name="gr7" draw:text-style-name="P6" draw:layer="layout" svg:width="0.105cm" svg:height="0.187cm" svg:x="9.694cm" svg:y="20.561cm" svg:viewBox="0 0 106 188" svg:d="M78 188l-5-14c-5-10-7-20-8-28 0-9 1-19 3-30 3-12 5-21 7-28l7-28 3-9c2-8 3-16 3-25l-81 32-7-19 98-39 5 12c2 5 3 10 3 15s-3 16-7 34c-1 4-2 8-3 12l-5 19c-2 13-4 22-5 29s-1 14 0 21c0 6 3 14 7 24l5 14z">
          <text:p/>
        </draw:path>
        <draw:path draw:style-name="gr7" draw:text-style-name="P6" draw:layer="layout" svg:width="0.106cm" svg:height="0.187cm" svg:x="9.792cm" svg:y="20.805cm" svg:viewBox="0 0 107 188" svg:d="M79 188l-6-14c-4-11-6-20-7-28-1-9 0-19 3-30 2-12 5-21 6-27l8-28 3-9c2-9 3-17 3-26l-81 33-8-20 99-39 5 12c2 5 3 10 3 15-1 5-3 16-7 35-1 4-2 8-3 12l-5 19c-3 12-5 21-6 28s-1 14 0 20c1 7 3 15 7 25l6 14z">
          <text:p/>
        </draw:path>
        <draw:path draw:style-name="gr7" draw:text-style-name="P6" draw:layer="layout" svg:width="0.105cm" svg:height="0.187cm" svg:x="9.891cm" svg:y="21.049cm" svg:viewBox="0 0 106 188" svg:d="M78 188l-5-15c-5-11-7-20-7-29-1-8 0-18 3-29 2-12 4-21 6-27l7-28 3-10c2-7 3-16 3-25l-81 33-7-19 99-39 4 12c2 5 3 10 3 15s-3 16-7 34c-1 4-2 8-3 12l-4 19c-3 12-5 21-6 28s-1 14 0 20c1 7 3 15 7 25l5 15z">
          <text:p/>
        </draw:path>
        <draw:path draw:style-name="gr7" draw:text-style-name="P6" draw:layer="layout" svg:width="0.106cm" svg:height="0.187cm" svg:x="9.989cm" svg:y="21.293cm" svg:viewBox="0 0 107 188" svg:d="M79 188l-6-14c-4-11-6-20-7-29 0-8 0-18 3-30s5-21 6-27l8-28 3-10c2-7 3-16 3-25l-81 33-8-19 99-39 5 12c2 5 3 10 3 15-1 5-3 16-7 33-1 5-2 9-3 13l-5 19c-3 12-5 21-6 29-1 7-1 14 0 20 1 7 3 15 7 25l6 14z">
          <text:p/>
        </draw:path>
        <draw:path draw:style-name="gr7" draw:text-style-name="P6" draw:layer="layout" svg:width="0.105cm" svg:height="0.188cm" svg:x="10.088cm" svg:y="21.536cm" svg:viewBox="0 0 106 189" svg:d="M78 189l-5-14c-4-11-7-20-7-29-1-8 0-18 3-30 2-11 4-20 6-26l7-29 3-10c2-8 3-16 3-25l-81 32-7-18 99-40 5 13c2 5 2 9 2 14s-2 17-7 34c-1 6-2 10-3 14l-4 19c-3 12-5 21-6 28s-1 13 0 20 3 15 7 25l6 14z">
          <text:p/>
        </draw:path>
        <draw:path draw:style-name="gr7" draw:text-style-name="P6" draw:layer="layout" svg:width="0.106cm" svg:height="0.188cm" svg:x="10.186cm" svg:y="21.78cm" svg:viewBox="0 0 107 189" svg:d="M79 189l-6-14c-4-11-6-21-7-29 0-8 1-18 3-30 3-11 5-20 6-26l8-28 3-10c2-8 3-16 3-25l-81 32-8-18 99-41 5 14c2 4 3 9 3 14-1 5-3 17-7 34-1 4-2 9-3 13l-5 18c-3 12-5 22-6 29 0 7-1 13 0 20s3 15 7 25l6 13z">
          <text:p/>
        </draw:path>
        <draw:path draw:style-name="gr7" draw:text-style-name="P6" draw:layer="layout" svg:width="0.105cm" svg:height="0.187cm" svg:x="10.285cm" svg:y="22.024cm" svg:viewBox="0 0 106 188" svg:d="M79 188l-6-13c-4-11-7-21-7-29-1-8 0-19 3-31 2-11 4-20 6-27l7-27 3-10c2-8 3-16 3-25l-81 32-7-18 99-40 5 12c2 5 2 10 2 15s-2 16-7 34c-1 4-2 8-3 13l-4 18c-3 12-5 22-6 29-1 6-1 13 0 21 1 7 3 15 7 25l6 13z">
          <text:p/>
        </draw:path>
        <draw:path draw:style-name="gr7" draw:text-style-name="P6" draw:layer="layout" svg:width="0.106cm" svg:height="0.187cm" svg:x="10.383cm" svg:y="22.268cm" svg:viewBox="0 0 107 188" svg:d="M79 188l-6-13c-4-11-6-21-7-29 0-8 1-18 3-30 3-11 5-20 7-27l7-28 3-10c2-8 3-16 3-25l-81 32-8-18 99-40 5 12c2 5 3 10 3 15-1 5-3 16-7 34-1 4-2 8-3 13l-5 19c-3 12-5 22-5 28-1 7-1 14-1 21 1 6 4 15 8 24l5 14z">
          <text:p/>
        </draw:path>
        <draw:path draw:style-name="gr7" draw:text-style-name="P6" draw:layer="layout" svg:width="0.105cm" svg:height="0.187cm" svg:x="9.271cm" svg:y="20.41cm" svg:viewBox="0 0 106 188" svg:d="M78 188l-5-13c-4-11-7-21-7-29-1-8 0-18 3-30 2-11 4-20 6-27l7-28 3-10c2-8 3-16 3-25l-81 32-7-18 99-40 5 12c2 5 2 10 2 15s-2 17-7 34c-1 4-2 10-3 14l-4 18c-3 12-5 22-6 29-1 6-1 13 0 20s3 15 7 25l6 13z">
          <text:p/>
        </draw:path>
        <draw:path draw:style-name="gr7" draw:text-style-name="P6" draw:layer="layout" svg:width="0.106cm" svg:height="0.187cm" svg:x="9.369cm" svg:y="20.654cm" svg:viewBox="0 0 107 188" svg:d="M79 188l-6-13c-4-11-6-21-7-29 0-8 1-18 3-30 3-11 5-20 6-27l8-27 3-10c2-8 3-16 3-25l-81 32-8-18 99-41 5 13c2 5 3 10 3 15-1 5-3 16-7 34-1 4-2 8-3 13l-5 18c-3 12-5 22-6 28 0 7-1 14 0 21 1 6 4 15 7 24l6 14z">
          <text:p/>
        </draw:path>
        <draw:path draw:style-name="gr7" draw:text-style-name="P6" draw:layer="layout" svg:width="0.105cm" svg:height="0.187cm" svg:x="9.468cm" svg:y="20.898cm" svg:viewBox="0 0 106 188" svg:d="M79 188l-6-14c-4-10-7-20-7-28-1-10 0-19 3-31 2-11 4-20 6-27l7-28 3-9c2-8 3-16 3-25l-81 32-7-19 99-39 5 12c2 5 2 10 2 15s-2 16-7 34c-1 4-2 8-3 12l-4 19c-3 12-5 21-6 28s-1 14 0 22c1 6 3 15 7 24l6 14z">
          <text:p/>
        </draw:path>
        <draw:path draw:style-name="gr7" draw:text-style-name="P6" draw:layer="layout" svg:width="0.106cm" svg:height="0.187cm" svg:x="9.566cm" svg:y="21.142cm" svg:viewBox="0 0 107 188" svg:d="M79 188l-6-14c-4-10-6-20-7-28 0-9 1-19 3-30 3-12 5-21 7-27l7-29 3-9c2-8 3-16 3-25l-81 32-8-19 99-39 5 12c2 5 3 10 3 15-1 5-3 16-7 34-1 4-2 8-3 12l-5 20c-3 12-5 21-5 28-1 7-1 14-1 20 1 7 4 15 8 25l5 14z">
          <text:p/>
        </draw:path>
        <draw:path draw:style-name="gr7" draw:text-style-name="P6" draw:layer="layout" svg:width="0.105cm" svg:height="0.187cm" svg:x="9.665cm" svg:y="21.386cm" svg:viewBox="0 0 106 188" svg:d="M79 188l-6-14c-4-11-7-20-7-28-1-9 0-19 3-30 2-12 4-21 6-27l8-28 2-10c2-7 3-16 3-26l-81 34-7-19 99-40 5 12c2 5 3 10 2 16 0 5-2 16-7 34-1 4-2 8-3 12l-4 19c-3 12-5 21-6 28s-1 14 0 20c1 7 3 15 7 25l6 14z">
          <text:p/>
        </draw:path>
        <draw:path draw:style-name="gr7" draw:text-style-name="P6" draw:layer="layout" svg:width="0.105cm" svg:height="0.187cm" svg:x="9.764cm" svg:y="21.63cm" svg:viewBox="0 0 106 188" svg:d="M78 188l-5-14c-5-11-7-21-8-30 0-8 1-18 3-29 3-12 5-21 7-27l7-28 3-10c2-7 3-16 3-25l-81 33-7-19 98-39 5 12c2 5 3 10 3 15s-3 16-7 33c-1 5-2 9-3 13l-5 19c-3 12-4 21-5 28s-1 14-1 20c1 7 4 15 8 26l5 14z">
          <text:p/>
        </draw:path>
        <draw:path draw:style-name="gr7" draw:text-style-name="P6" draw:layer="layout" svg:width="0.105cm" svg:height="0.188cm" svg:x="9.862cm" svg:y="21.873cm" svg:viewBox="0 0 106 189" svg:d="M79 189l-6-14c-4-11-7-20-7-29-1-8 0-18 3-29 2-12 4-22 6-28l8-28 2-10c2-7 3-16 3-25l-80 32-8-18 99-40 5 13c2 5 3 10 2 15 0 4-2 16-7 33-1 5-2 9-3 13l-4 19c-3 13-5 22-6 29s-1 13 0 20 3 15 7 25l6 14z">
          <text:p/>
        </draw:path>
        <draw:path draw:style-name="gr7" draw:text-style-name="P6" draw:layer="layout" svg:width="0.105cm" svg:height="0.188cm" svg:x="9.961cm" svg:y="22.117cm" svg:viewBox="0 0 106 189" svg:d="M78 189l-5-14c-5-11-8-21-9-29 0-8 1-18 4-30 3-11 5-20 7-26l7-28 3-10c2-8 3-17 3-26l-81 33-7-19 98-40 5 13c2 5 3 9 3 14s-3 18-7 35c-1 4-2 9-3 13l-5 18c-3 12-4 22-5 29s-1 13-1 20c1 7 4 15 8 25l5 14z">
          <text:p/>
        </draw:path>
        <draw:path draw:style-name="gr7" draw:text-style-name="P6" draw:layer="layout" svg:width="0.105cm" svg:height="0.187cm" svg:x="10.059cm" svg:y="22.361cm" svg:viewBox="0 0 106 188" svg:d="M79 188l-7-13c-4-12-7-22-7-30-1-8 0-18 3-30 2-11 4-20 7-27l8-27 2-10c2-8 3-16 3-25l-80 32-8-18 99-40 5 12c2 5 3 10 2 15 0 5-2 17-7 34-1 4-2 9-3 13l-4 18c-3 12-5 22-6 29-1 6-1 13 0 20s3 15 7 25l6 14z">
          <text:p/>
        </draw:path>
        <draw:frame draw:style-name="gr8" draw:text-style-name="P4" draw:layer="layout" svg:width="4.087cm" svg:height="1.157cm" svg:x="5.495cm" svg:y="14.232cm">
          <draw:text-box>
            <text:p text:style-name="P2"><text:span text:style-name="T3">Reçetesi</text:span></text:p>
          </draw:text-box>
        </draw:frame>
        <draw:frame draw:style-name="gr9" draw:text-style-name="P7" draw:layer="layout" svg:width="3.439cm" svg:height="3.367cm" svg:x="2.113cm" svg:y="13.039cm">
          <draw:text-box>
            <text:p text:style-name="P2"><text:span text:style-name="T4">04</text:span></text:p>
          </draw:text-box>
        </draw:frame>
        <draw:path draw:style-name="gr1" draw:text-style-name="P1" draw:layer="layout" svg:width="9.585cm" svg:height="4.91cm" svg:x="9.433cm" svg:y="3.481cm" svg:viewBox="0 0 9586 4911" svg:d="M9586 2456c0-1357-1102-2456-2457-2456h-4674c-1356 0-2455 1099-2455 2456 0 1358 1100 2455 2455 2455h4674c1355 2 2457-1097 2457-2455z">
          <text:p/>
        </draw:path>
        <draw:path draw:style-name="gr1" draw:text-style-name="P1" draw:layer="layout" svg:width="9.585cm" svg:height="4.91cm" svg:x="9.613cm" svg:y="8.647cm" svg:viewBox="0 0 9586 4911" svg:d="M9586 2456c0-1357-1102-2456-2457-2456h-4674c-1356 0-2455 1099-2455 2456 0 1358 1100 2455 2455 2455h4674c1355 2 2457-1097 2457-2455z">
          <text:p/>
        </draw:path>
        <draw:frame draw:style-name="gr3" draw:text-style-name="P3" draw:layer="layout" svg:width="6.538cm" svg:height="1.44cm" svg:x="11.391cm" svg:y="10.044cm">
          <draw:text-box>
            <text:p text:style-name="P2"><text:span text:style-name="T1">2 Amaç</text:span></text:p>
          </draw:text-box>
        </draw:frame>
        <draw:frame draw:style-name="gr3" draw:text-style-name="P3" draw:layer="layout" svg:width="6.538cm" svg:height="1.44cm" svg:x="11.418cm" svg:y="5.383cm">
          <draw:text-box>
            <text:p text:style-name="P2"><text:span text:style-name="T1">1 Sözleşme</text:span><text:span text:style-name="T2"> </text:span></text:p>
          </draw:text-box>
        </draw:frame>
      </draw:page>
      <draw:page draw:name="page2" draw:style-name="dp1" draw:master-page-name="master-page150">
        <draw:polygon draw:style-name="gr10" draw:text-style-name="P8" draw:layer="layout" svg:width="17.847cm" svg:height="26.028cm" svg:x="4.34cm" svg:y="5.726cm" svg:viewBox="0 0 17848 26029" draw:points="0,0 17848,0 17848,26029 0,26029">
          <text:p/>
        </draw:polygon>
        <draw:polygon draw:style-name="gr10" draw:text-style-name="P8" draw:layer="layout" svg:width="17.847cm" svg:height="15.517cm" svg:x="1.874cm" svg:y="1.247cm" svg:viewBox="0 0 17848 15518" draw:points="0,0 17848,0 17848,15518 0,15518">
          <text:p/>
        </draw:polygon>
        <draw:polygon draw:style-name="gr11" draw:text-style-name="P9" draw:layer="layout" svg:width="17.847cm" svg:height="1.116cm" svg:x="1.874cm" svg:y="1.395cm" svg:viewBox="0 0 17848 1117" draw:points="0,0 17848,0 17848,1117 0,1117">
          <text:p/>
        </draw:polygon>
        <draw:polygon draw:style-name="gr12" draw:text-style-name="P10" draw:layer="layout" svg:width="17.847cm" svg:height="0.892cm" svg:x="1.874cm" svg:y="4.42cm" svg:viewBox="0 0 17848 893" draw:points="0,0 17848,0 17848,893 0,893">
          <text:p/>
        </draw:polygon>
        <draw:polygon draw:style-name="gr12" draw:text-style-name="P10" draw:layer="layout" svg:width="17.847cm" svg:height="0.893cm" svg:x="1.874cm" svg:y="8.534cm" svg:viewBox="0 0 17848 894" draw:points="0,0 17848,0 17848,894 0,894">
          <text:p/>
        </draw:polygon>
        <draw:polygon draw:style-name="gr12" draw:text-style-name="P10" draw:layer="layout" svg:width="17.847cm" svg:height="0.893cm" svg:x="1.874cm" svg:y="12.649cm" svg:viewBox="0 0 17848 894" draw:points="0,0 17848,0 17848,894 0,894">
          <text:p/>
        </draw:polygon>
        <draw:frame draw:style-name="gr13" draw:text-style-name="P11" draw:layer="layout" svg:width="8.143cm" svg:height="0.674cm" svg:x="7.328cm" svg:y="1.68cm">
          <draw:text-box>
            <text:p text:style-name="P2"><text:span text:style-name="T5">Problem: Roket Yüksekliği</text:span></text:p>
          </draw:text-box>
        </draw:frame>
        <draw:frame draw:style-name="gr14" draw:text-style-name="P12" draw:layer="layout" svg:width="18.167cm" svg:height="0.509cm" svg:x="2.122cm" svg:y="2.786cm">
          <draw:text-box>
            <text:p text:style-name="P2"><text:span text:style-name="T6">Talimatlar: </text:span><text:span text:style-name="T7">Bir roket saatte 7 m/s hızla hareket edecek şekilde havalanıyor. Roketin kalktığı </text:span></text:p>
          </draw:text-box>
        </draw:frame>
        <draw:frame draw:style-name="gr15" draw:text-style-name="P12" draw:layer="layout" svg:width="17.194cm" svg:height="1.017cm" svg:x="2.122cm" svg:y="3.257cm">
          <draw:text-box>
            <text:p text:style-name="P2"><text:span text:style-name="T7">andan itibaren geçen süreyi alan ve roketin yüksekliğini veren, ‘roket-yüksekliği’ adında bir </text:span></text:p>
            <text:p text:style-name="P2"><text:span text:style-name="T7">fonksiyon yazınız. </text:span></text:p>
          </draw:text-box>
        </draw:frame>
        <draw:frame draw:style-name="gr16" draw:text-style-name="P13" draw:layer="layout" svg:width="8.816cm" svg:height="0.649cm" svg:x="2.023cm" svg:y="4.603cm">
          <draw:text-box>
            <text:p text:style-name="P2"><text:span text:style-name="T8">Sözleşme ve Amaç Açıklaması</text:span></text:p>
          </draw:text-box>
        </draw:frame>
        <draw:frame draw:style-name="gr17" draw:text-style-name="P14" draw:layer="layout" svg:width="5.408cm" svg:height="0.412cm" svg:x="1.875cm" svg:y="5.334cm">
          <draw:text-box>
            <text:p text:style-name="P2"><text:span text:style-name="T9">Her sözleşme üç bölümden oluşur...</text:span></text:p>
          </draw:text-box>
        </draw:frame>
        <draw:frame draw:style-name="gr18" draw:text-style-name="P12" draw:layer="layout" svg:width="0.371cm" svg:height="0.45cm" svg:x="1.875cm" svg:y="5.95cm">
          <draw:text-box>
            <text:p text:style-name="P2"><text:span text:style-name="T10">;</text:span></text:p>
          </draw:text-box>
        </draw:frame>
        <draw:frame draw:style-name="gr19" draw:text-style-name="P12" draw:layer="layout" svg:width="0.371cm" svg:height="0.509cm" svg:x="5.742cm" svg:y="5.934cm">
          <draw:text-box>
            <text:p text:style-name="P2"><text:span text:style-name="T11">:</text:span></text:p>
          </draw:text-box>
        </draw:frame>
        <draw:frame draw:style-name="gr20" draw:text-style-name="P12" draw:layer="layout" svg:width="0.371cm" svg:height="0.374cm" svg:x="14.715cm" svg:y="6.022cm">
          <draw:text-box>
            <text:p text:style-name="P2"><text:span text:style-name="T12">®</text:span></text:p>
          </draw:text-box>
        </draw:frame>
        <draw:frame draw:style-name="gr18" draw:text-style-name="P12" draw:layer="layout" svg:width="0.371cm" svg:height="0.45cm" svg:x="1.875cm" svg:y="7.264cm">
          <draw:text-box>
            <text:p text:style-name="P2"><text:span text:style-name="T10">;</text:span></text:p>
          </draw:text-box>
        </draw:frame>
        <draw:frame draw:style-name="gr21" draw:text-style-name="P13" draw:layer="layout" svg:width="2.555cm" svg:height="0.649cm" svg:x="2.023cm" svg:y="8.718cm">
          <draw:text-box>
            <text:p text:style-name="P2"><text:span text:style-name="T8">Örnekler</text:span></text:p>
          </draw:text-box>
        </draw:frame>
        <draw:frame draw:style-name="gr22" draw:text-style-name="P14" draw:layer="layout" svg:width="9.904cm" svg:height="0.412cm" svg:x="1.875cm" svg:y="9.449cm">
          <draw:text-box>
            <text:p text:style-name="P2"><text:span text:style-name="T9">Birkaç örnek yazıp, değişenleri yuvarlak içine alarak işaretleyiniz.</text:span></text:p>
          </draw:text-box>
        </draw:frame>
        <draw:frame draw:style-name="gr23" draw:text-style-name="P12" draw:layer="layout" svg:width="2.021cm" svg:height="0.45cm" svg:x="1.875cm" svg:y="10.065cm">
          <draw:text-box>
            <text:p text:style-name="P2"><text:span text:style-name="T10">(ÖRNEK(</text:span></text:p>
          </draw:text-box>
        </draw:frame>
        <draw:frame draw:style-name="gr18" draw:text-style-name="P12" draw:layer="layout" svg:width="0.371cm" svg:height="0.45cm" svg:x="10.773cm" svg:y="10.065cm">
          <draw:text-box>
            <text:p text:style-name="P2"><text:span text:style-name="T10">)</text:span></text:p>
          </draw:text-box>
        </draw:frame>
        <draw:frame draw:style-name="gr23" draw:text-style-name="P12" draw:layer="layout" svg:width="2.021cm" svg:height="0.45cm" svg:x="1.875cm" svg:y="11.379cm">
          <draw:text-box>
            <text:p text:style-name="P2"><text:span text:style-name="T10">(ÖRNEK(</text:span></text:p>
          </draw:text-box>
        </draw:frame>
        <draw:frame draw:style-name="gr18" draw:text-style-name="P12" draw:layer="layout" svg:width="0.371cm" svg:height="0.45cm" svg:x="10.773cm" svg:y="11.379cm">
          <draw:text-box>
            <text:p text:style-name="P2"><text:span text:style-name="T10">)</text:span></text:p>
          </draw:text-box>
        </draw:frame>
        <draw:frame draw:style-name="gr24" draw:text-style-name="P13" draw:layer="layout" svg:width="2.622cm" svg:height="0.649cm" svg:x="2.023cm" svg:y="12.832cm">
          <draw:text-box>
            <text:p text:style-name="P2"><text:span text:style-name="T8">Tanım</text:span></text:p>
          </draw:text-box>
        </draw:frame>
        <draw:frame draw:style-name="gr25" draw:text-style-name="P14" draw:layer="layout" svg:width="10.238cm" svg:height="0.412cm" svg:x="1.875cm" svg:y="13.563cm">
          <draw:text-box>
            <text:p text:style-name="P2"><text:span text:style-name="T9">Tanımı ve her değişken için verilen isimleri yazınız.</text:span></text:p>
          </draw:text-box>
        </draw:frame>
        <draw:frame draw:style-name="gr26" draw:text-style-name="P12" draw:layer="layout" svg:width="1.797cm" svg:height="0.45cm" svg:x="1.875cm" svg:y="14.18cm">
          <draw:text-box>
            <text:p text:style-name="P2"><text:span text:style-name="T10">(define(</text:span></text:p>
          </draw:text-box>
        </draw:frame>
        <draw:frame draw:style-name="gr18" draw:text-style-name="P12" draw:layer="layout" svg:width="0.371cm" svg:height="0.45cm" svg:x="10.55cm" svg:y="14.18cm">
          <draw:text-box>
            <text:p text:style-name="P2"><text:span text:style-name="T10">)</text:span></text:p>
          </draw:text-box>
        </draw:frame>
        <draw:polygon draw:style-name="gr10" draw:text-style-name="P8" draw:layer="layout" svg:width="3.495cm" svg:height="0.669cm" svg:x="2.097cm" svg:y="5.907cm" svg:viewBox="0 0 3496 670" draw:points="0,0 3496,0 3496,670 0,670">
          <text:p/>
        </draw:polygon>
        <draw:polygon draw:style-name="gr11" draw:text-style-name="P9" draw:layer="layout" svg:width="3.495cm" svg:height="0.025cm" svg:x="2.097cm" svg:y="6.551cm" svg:viewBox="0 0 3496 26" draw:points="0,0 3496,0 3496,26 0,26">
          <text:p/>
        </draw:polygon>
        <draw:frame draw:style-name="gr18" draw:text-style-name="P12" draw:layer="layout" svg:width="0.371cm" svg:height="0.45cm" svg:x="18.334cm" svg:y="15.494cm">
          <draw:text-box>
            <text:p text:style-name="P2"><text:span text:style-name="T10">)</text:span></text:p>
          </draw:text-box>
        </draw:frame>
        <draw:polygon draw:style-name="gr10" draw:text-style-name="P8" draw:layer="layout" svg:width="8.726cm" svg:height="0.669cm" svg:x="6.499cm" svg:y="19.442cm" svg:viewBox="0 0 8727 670" draw:points="0,0 8727,0 8727,670 0,670">
          <text:p/>
        </draw:polygon>
        <draw:polygon draw:style-name="gr11" draw:text-style-name="P9" draw:layer="layout" svg:width="8.726cm" svg:height="0.025cm" svg:x="5.84cm" svg:y="6.551cm" svg:viewBox="0 0 8727 26" draw:points="0,0 8727,0 8727,26 0,26">
          <text:p/>
        </draw:polygon>
        <draw:frame draw:style-name="gr27" draw:text-style-name="P15" draw:layer="layout" svg:width="1.598cm" svg:height="0.302cm" svg:x="3.052cm" svg:y="6.692cm">
          <draw:text-box>
            <text:p text:style-name="P2"><text:span text:style-name="T13">fonksiyon adı</text:span></text:p>
          </draw:text-box>
        </draw:frame>
        <draw:polygon draw:style-name="gr10" draw:text-style-name="P8" draw:layer="layout" svg:width="4.363cm" svg:height="0.669cm" svg:x="15.086cm" svg:y="5.907cm" svg:viewBox="0 0 4364 670" draw:points="0,0 4364,0 4364,670 0,670">
          <text:p/>
        </draw:polygon>
        <draw:polygon draw:style-name="gr11" draw:text-style-name="P9" draw:layer="layout" svg:width="4.363cm" svg:height="0.025cm" svg:x="15.086cm" svg:y="6.551cm" svg:viewBox="0 0 4364 26" draw:points="0,0 4364,0 4364,26 0,26">
          <text:p/>
        </draw:polygon>
        <draw:frame draw:style-name="gr28" draw:text-style-name="P15" draw:layer="layout" svg:width="1.225cm" svg:height="0.302cm" svg:x="9.782cm" svg:y="6.692cm">
          <draw:text-box>
            <text:p text:style-name="P2"><text:span text:style-name="T13">girdiler</text:span></text:p>
          </draw:text-box>
        </draw:frame>
        <draw:polygon draw:style-name="gr10" draw:text-style-name="P8" draw:layer="layout" svg:width="17.476cm" svg:height="0.669cm" svg:x="2.097cm" svg:y="7.221cm" svg:viewBox="0 0 17477 670" draw:points="0,0 17477,0 17477,670 0,670">
          <text:p/>
        </draw:polygon>
        <draw:polygon draw:style-name="gr11" draw:text-style-name="P9" draw:layer="layout" svg:width="17.476cm" svg:height="0.025cm" svg:x="2.097cm" svg:y="7.865cm" svg:viewBox="0 0 17477 26" draw:points="0,0 17477,0 17477,26 0,26">
          <text:p/>
        </draw:polygon>
        <draw:frame draw:style-name="gr29" draw:text-style-name="P15" draw:layer="layout" svg:width="1.209cm" svg:height="0.302cm" svg:x="16.946cm" svg:y="6.692cm">
          <draw:text-box>
            <text:p text:style-name="P2"><text:span text:style-name="T13">çıktı</text:span></text:p>
          </draw:text-box>
        </draw:frame>
        <draw:polygon draw:style-name="gr10" draw:text-style-name="P8" draw:layer="layout" svg:width="3.297cm" svg:height="0.669cm" svg:x="3.882cm" svg:y="10.022cm" svg:viewBox="0 0 3298 670" draw:points="0,0 3298,0 3298,670 0,670">
          <text:p/>
        </draw:polygon>
        <draw:polygon draw:style-name="gr11" draw:text-style-name="P9" draw:layer="layout" svg:width="3.297cm" svg:height="0.025cm" svg:x="3.882cm" svg:y="10.666cm" svg:viewBox="0 0 3298 26" draw:points="0,0 3298,0 3298,26 0,26">
          <text:p/>
        </draw:polygon>
        <draw:frame draw:style-name="gr30" draw:text-style-name="P15" draw:layer="layout" svg:width="3.008cm" svg:height="0.302cm" svg:x="9.336cm" svg:y="8.006cm">
          <draw:text-box>
            <text:p text:style-name="P2"><text:span text:style-name="T13">Fonksiyon ne yapar?</text:span></text:p>
          </draw:text-box>
        </draw:frame>
        <draw:polygon draw:style-name="gr10" draw:text-style-name="P8" draw:layer="layout" svg:width="3.297cm" svg:height="0.669cm" svg:x="7.327cm" svg:y="10.022cm" svg:viewBox="0 0 3298 670" draw:points="0,0 3298,0 3298,670 0,670">
          <text:p/>
        </draw:polygon>
        <draw:polygon draw:style-name="gr11" draw:text-style-name="P9" draw:layer="layout" svg:width="3.297cm" svg:height="0.025cm" svg:x="7.327cm" svg:y="10.666cm" svg:viewBox="0 0 3298 26" draw:points="0,0 3298,0 3298,26 0,26">
          <text:p/>
        </draw:polygon>
        <draw:frame draw:style-name="gr27" draw:text-style-name="P15" draw:layer="layout" svg:width="1.598cm" svg:height="0.302cm" svg:x="4.738cm" svg:y="10.807cm">
          <draw:text-box>
            <text:p text:style-name="P2"><text:span text:style-name="T13">fonksiyon adı</text:span></text:p>
          </draw:text-box>
        </draw:frame>
        <draw:polygon draw:style-name="gr10" draw:text-style-name="P8" draw:layer="layout" svg:width="7.263cm" svg:height="0.669cm" svg:x="11.492cm" svg:y="10.022cm" svg:viewBox="0 0 7264 670" draw:points="0,0 7264,0 7264,670 0,670">
          <text:p/>
        </draw:polygon>
        <draw:polygon draw:style-name="gr11" draw:text-style-name="P9" draw:layer="layout" svg:width="7.263cm" svg:height="0.025cm" svg:x="11.492cm" svg:y="10.666cm" svg:viewBox="0 0 7264 26" draw:points="0,0 7264,0 7264,26 0,26">
          <text:p/>
        </draw:polygon>
        <draw:frame draw:style-name="gr31" draw:text-style-name="P15" draw:layer="layout" svg:width="0.942cm" svg:height="0.302cm" svg:x="8.58cm" svg:y="10.807cm">
          <draw:text-box>
            <text:p text:style-name="P2"><text:span text:style-name="T13">girdi(ler)</text:span></text:p>
          </draw:text-box>
        </draw:frame>
        <draw:polygon draw:style-name="gr11" draw:text-style-name="P9" draw:layer="layout" svg:width="9.915cm" svg:height="0.025cm" svg:x="9.162cm" svg:y="10.666cm" svg:viewBox="0 0 9916 26" draw:points="0,0 9916,0 9916,26 0,26">
          <text:p/>
        </draw:polygon>
        <draw:frame draw:style-name="gr32" draw:text-style-name="P15" draw:layer="layout" svg:width="3.033cm" svg:height="0.302cm" svg:x="13.624cm" svg:y="10.807cm">
          <draw:text-box>
            <text:p text:style-name="P2"><text:span text:style-name="T13">Fonksiyonun ürettiği nedir?</text:span></text:p>
          </draw:text-box>
        </draw:frame>
        <draw:polygon draw:style-name="gr10" draw:text-style-name="P8" draw:layer="layout" svg:width="3.297cm" svg:height="0.67cm" svg:x="3.882cm" svg:y="11.335cm" svg:viewBox="0 0 3298 671" draw:points="0,0 3298,0 3298,671 0,671">
          <text:p/>
        </draw:polygon>
        <draw:polygon draw:style-name="gr11" draw:text-style-name="P9" draw:layer="layout" svg:width="3.297cm" svg:height="0.025cm" svg:x="3.882cm" svg:y="11.98cm" svg:viewBox="0 0 3298 26" draw:points="0,0 3298,0 3298,26 0,26">
          <text:p/>
        </draw:polygon>
        <draw:frame draw:style-name="gr18" draw:text-style-name="P12" draw:layer="layout" svg:width="0.371cm" svg:height="0.45cm" svg:x="18.854cm" svg:y="10.065cm">
          <draw:text-box>
            <text:p text:style-name="P2"><text:span text:style-name="T10">)</text:span></text:p>
          </draw:text-box>
        </draw:frame>
        <draw:polygon draw:style-name="gr11" draw:text-style-name="P9" draw:layer="layout" svg:width="3.297cm" svg:height="0.025cm" svg:x="7.327cm" svg:y="11.98cm" svg:viewBox="0 0 3298 26" draw:points="0,0 3298,0 3298,26 0,26">
          <text:p/>
        </draw:polygon>
        <draw:frame draw:style-name="gr27" draw:text-style-name="P15" draw:layer="layout" svg:width="1.598cm" svg:height="0.302cm" svg:x="4.738cm" svg:y="12.12cm">
          <draw:text-box>
            <text:p text:style-name="P2"><text:span text:style-name="T13">fonksiyon adı</text:span></text:p>
          </draw:text-box>
        </draw:frame>
        <draw:polygon draw:style-name="gr10" draw:text-style-name="P8" draw:layer="layout" svg:width="7.263cm" svg:height="0.67cm" svg:x="11.492cm" svg:y="11.335cm" svg:viewBox="0 0 7264 671" draw:points="0,0 7264,0 7264,671 0,671">
          <text:p/>
        </draw:polygon>
        <draw:polygon draw:style-name="gr11" draw:text-style-name="P9" draw:layer="layout" svg:width="7.263cm" svg:height="0.025cm" svg:x="11.492cm" svg:y="11.98cm" svg:viewBox="0 0 7264 26" draw:points="0,0 7264,0 7264,26 0,26">
          <text:p/>
        </draw:polygon>
        <draw:frame draw:style-name="gr31" draw:text-style-name="P15" draw:layer="layout" svg:width="0.942cm" svg:height="0.302cm" svg:x="8.58cm" svg:y="12.12cm">
          <draw:text-box>
            <text:p text:style-name="P2"><text:span text:style-name="T13">girdi(ler)</text:span></text:p>
          </draw:text-box>
        </draw:frame>
        <draw:polygon draw:style-name="gr11" draw:text-style-name="P9" draw:layer="layout" svg:width="9.915cm" svg:height="0.025cm" svg:x="9.162cm" svg:y="11.98cm" svg:viewBox="0 0 9916 26" draw:points="0,0 9916,0 9916,26 0,26">
          <text:p/>
        </draw:polygon>
        <draw:frame draw:style-name="gr32" draw:text-style-name="P15" draw:layer="layout" svg:width="3.033cm" svg:height="0.302cm" svg:x="13.624cm" svg:y="12.12cm">
          <draw:text-box>
            <text:p text:style-name="P2"><text:span text:style-name="T13">Fonksiyonun ürettiği nedir?</text:span></text:p>
          </draw:text-box>
        </draw:frame>
        <draw:polygon draw:style-name="gr10" draw:text-style-name="P8" draw:layer="layout" svg:width="3.297cm" svg:height="0.67cm" svg:x="3.659cm" svg:y="14.136cm" svg:viewBox="0 0 3298 671" draw:points="0,0 3298,0 3298,671 0,671">
          <text:p/>
        </draw:polygon>
        <draw:polygon draw:style-name="gr11" draw:text-style-name="P9" draw:layer="layout" svg:width="3.297cm" svg:height="0.025cm" svg:x="3.659cm" svg:y="14.781cm" svg:viewBox="0 0 3298 26" draw:points="0,0 3298,0 3298,26 0,26">
          <text:p/>
        </draw:polygon>
        <draw:frame draw:style-name="gr18" draw:text-style-name="P12" draw:layer="layout" svg:width="0.371cm" svg:height="0.45cm" svg:x="18.854cm" svg:y="11.379cm">
          <draw:text-box>
            <text:p text:style-name="P2"><text:span text:style-name="T10">)</text:span></text:p>
          </draw:text-box>
        </draw:frame>
        <draw:polygon draw:style-name="gr10" draw:text-style-name="P8" draw:layer="layout" svg:width="3.297cm" svg:height="0.67cm" svg:x="7.104cm" svg:y="14.136cm" svg:viewBox="0 0 3298 671" draw:points="0,0 3298,0 3298,671 0,671">
          <text:p/>
        </draw:polygon>
        <draw:polygon draw:style-name="gr11" draw:text-style-name="P9" draw:layer="layout" svg:width="3.297cm" svg:height="0.025cm" svg:x="7.104cm" svg:y="14.781cm" svg:viewBox="0 0 3298 26" draw:points="0,0 3298,0 3298,26 0,26">
          <text:p/>
        </draw:polygon>
        <draw:frame draw:style-name="gr27" draw:text-style-name="P15" draw:layer="layout" svg:width="1.598cm" svg:height="0.302cm" svg:x="4.515cm" svg:y="14.921cm">
          <draw:text-box>
            <text:p text:style-name="P2"><text:span text:style-name="T13">fonksiyon adı</text:span></text:p>
          </draw:text-box>
        </draw:frame>
        <draw:polygon draw:style-name="gr10" draw:text-style-name="P8" draw:layer="layout" svg:width="14.526cm" svg:height="0.67cm" svg:x="3.659cm" svg:y="15.45cm" svg:viewBox="0 0 14527 671" draw:points="0,0 14527,0 14527,671 0,671">
          <text:p/>
        </draw:polygon>
        <draw:polygon draw:style-name="gr11" draw:text-style-name="P9" draw:layer="layout" svg:width="14.526cm" svg:height="0.025cm" svg:x="3.659cm" svg:y="16.095cm" svg:viewBox="0 0 14527 26" draw:points="0,0 14527,0 14527,26 0,26">
          <text:p/>
        </draw:polygon>
        <draw:frame draw:style-name="gr33" draw:text-style-name="P15" draw:layer="layout" svg:width="2.834cm" svg:height="0.302cm" svg:x="7.27cm" svg:y="15.021cm">
          <draw:text-box>
            <text:p text:style-name="P2"><text:span text:style-name="T13">Değişkenler ya da girdiler</text:span></text:p>
          </draw:text-box>
        </draw:frame>
        <draw:frame draw:style-name="gr34" draw:text-style-name="P15" draw:layer="layout" svg:width="4.832cm" svg:height="0.302cm" svg:x="8.58cm" svg:y="16.235cm">
          <draw:text-box>
            <text:p text:style-name="P2"><text:span text:style-name="T13">Fonksiyon verilen değişkenlerle ne yapar? </text:span></text:p>
          </draw:text-box>
        </draw:frame>
      </draw:page>
      <draw:page draw:name="page3" draw:style-name="dp1" draw:master-page-name="master-page150">
        <draw:polygon draw:style-name="gr10" draw:text-style-name="P8" draw:layer="layout" svg:width="17.847cm" svg:height="26.028cm" svg:x="1.874cm" svg:y="0.949cm" svg:viewBox="0 0 17848 26029" draw:points="0,0 17848,0 17848,26029 0,26029">
          <text:p/>
        </draw:polygon>
        <draw:polygon draw:style-name="gr10" draw:text-style-name="P8" draw:layer="layout" svg:width="17.847cm" svg:height="15.046cm" svg:x="2.24cm" svg:y="1.347cm" svg:viewBox="0 0 17848 15047" draw:points="0,0 17848,0 17848,15047 0,15047">
          <text:p/>
        </draw:polygon>
        <draw:polygon draw:style-name="gr11" draw:text-style-name="P9" draw:layer="layout" svg:width="17.847cm" svg:height="1.116cm" svg:x="1.874cm" svg:y="1.395cm" svg:viewBox="0 0 17848 1117" draw:points="0,0 17848,0 17848,1117 0,1117">
          <text:p/>
        </draw:polygon>
        <draw:polygon draw:style-name="gr12" draw:text-style-name="P10" draw:layer="layout" svg:width="17.847cm" svg:height="0.892cm" svg:x="1.874cm" svg:y="3.949cm" svg:viewBox="0 0 17848 893" draw:points="0,0 17848,0 17848,893 0,893">
          <text:p/>
        </draw:polygon>
        <draw:polygon draw:style-name="gr12" draw:text-style-name="P10" draw:layer="layout" svg:width="17.847cm" svg:height="0.893cm" svg:x="1.874cm" svg:y="8.063cm" svg:viewBox="0 0 17848 894" draw:points="0,0 17848,0 17848,894 0,894">
          <text:p/>
        </draw:polygon>
        <draw:polygon draw:style-name="gr12" draw:text-style-name="P10" draw:layer="layout" svg:width="17.847cm" svg:height="0.893cm" svg:x="1.874cm" svg:y="12.178cm" svg:viewBox="0 0 17848 894" draw:points="0,0 17848,0 17848,894 0,894">
          <text:p/>
        </draw:polygon>
        <draw:frame draw:style-name="gr35" draw:text-style-name="P11" draw:layer="layout" svg:width="7.127cm" svg:height="0.674cm" svg:x="7.725cm" svg:y="1.68cm">
          <draw:text-box>
            <text:p text:style-name="P2"><text:span text:style-name="T5">Problem: Bahçe Alanı</text:span></text:p>
          </draw:text-box>
        </draw:frame>
        <draw:frame draw:style-name="gr36" draw:text-style-name="P12" draw:layer="layout" svg:width="17.998cm" svg:height="0.509cm" svg:x="2.122cm" svg:y="2.786cm">
          <draw:text-box>
            <text:p text:style-name="P2"><text:span text:style-name="T6">Talimatlar: </text:span><text:span text:style-name="T7">Tasarım Reçetesi’ni kullanarak ‘bahçe-alanı’ adında bir fonksiyon yazınız. Fonsiyon </text:span></text:p>
          </draw:text-box>
        </draw:frame>
        <draw:frame draw:style-name="gr37" draw:text-style-name="P12" draw:layer="layout" svg:width="16.647cm" svg:height="0.509cm" svg:x="2.122cm" svg:y="3.257cm">
          <draw:text-box>
            <text:p text:style-name="P2"><text:span text:style-name="T7">Çim alanın yüksekliğini ve genişliğini alsın, alanını versin. (Unutma: alan = uzunluk * genişlik!)</text:span></text:p>
          </draw:text-box>
        </draw:frame>
        <draw:frame draw:style-name="gr16" draw:text-style-name="P13" draw:layer="layout" svg:width="8.816cm" svg:height="0.649cm" svg:x="2.023cm" svg:y="4.132cm">
          <draw:text-box>
            <text:p text:style-name="P2"><text:span text:style-name="T8">Kontrat ve Amaç Açıklaması</text:span></text:p>
          </draw:text-box>
        </draw:frame>
        <draw:frame draw:style-name="gr38" draw:text-style-name="P14" draw:layer="layout" svg:width="5.099cm" svg:height="0.412cm" svg:x="1.875cm" svg:y="4.863cm">
          <draw:text-box>
            <text:p text:style-name="P2"><text:span text:style-name="T9">Her kontrat üç bölümden oluşur...</text:span></text:p>
          </draw:text-box>
        </draw:frame>
        <draw:frame draw:style-name="gr18" draw:text-style-name="P12" draw:layer="layout" svg:width="0.371cm" svg:height="0.45cm" svg:x="1.875cm" svg:y="5.479cm">
          <draw:text-box>
            <text:p text:style-name="P2"><text:span text:style-name="T10">;</text:span></text:p>
          </draw:text-box>
        </draw:frame>
        <draw:frame draw:style-name="gr19" draw:text-style-name="P12" draw:layer="layout" svg:width="0.371cm" svg:height="0.509cm" svg:x="5.742cm" svg:y="5.463cm">
          <draw:text-box>
            <text:p text:style-name="P2"><text:span text:style-name="T11">:</text:span></text:p>
          </draw:text-box>
        </draw:frame>
        <draw:frame draw:style-name="gr20" draw:text-style-name="P12" draw:layer="layout" svg:width="0.371cm" svg:height="0.374cm" svg:x="14.715cm" svg:y="5.551cm">
          <draw:text-box>
            <text:p text:style-name="P2"><text:span text:style-name="T12">®</text:span></text:p>
          </draw:text-box>
        </draw:frame>
        <draw:frame draw:style-name="gr18" draw:text-style-name="P12" draw:layer="layout" svg:width="0.371cm" svg:height="0.45cm" svg:x="1.875cm" svg:y="6.793cm">
          <draw:text-box>
            <text:p text:style-name="P2"><text:span text:style-name="T10">;</text:span></text:p>
          </draw:text-box>
        </draw:frame>
        <draw:frame draw:style-name="gr21" draw:text-style-name="P13" draw:layer="layout" svg:width="2.555cm" svg:height="0.649cm" svg:x="2.023cm" svg:y="8.247cm">
          <draw:text-box>
            <text:p text:style-name="P2"><text:span text:style-name="T8">Örnekler</text:span></text:p>
          </draw:text-box>
        </draw:frame>
        <draw:frame draw:style-name="gr39" draw:text-style-name="P14" draw:layer="layout" svg:width="10.001cm" svg:height="0.412cm" svg:x="1.875cm" svg:y="8.978cm">
          <draw:text-box>
            <text:p text:style-name="P2"><text:span text:style-name="T9">Birkaç örnek yazıp, değişenleri yuvarlak içine alarak işaretleyiniz. </text:span></text:p>
          </draw:text-box>
        </draw:frame>
        <draw:frame draw:style-name="gr23" draw:text-style-name="P12" draw:layer="layout" svg:width="2.021cm" svg:height="0.45cm" svg:x="1.875cm" svg:y="9.594cm">
          <draw:text-box>
            <text:p text:style-name="P2"><text:span text:style-name="T10">(ÖRNEK(</text:span></text:p>
          </draw:text-box>
        </draw:frame>
        <draw:frame draw:style-name="gr18" draw:text-style-name="P12" draw:layer="layout" svg:width="0.371cm" svg:height="0.45cm" svg:x="10.773cm" svg:y="9.594cm">
          <draw:text-box>
            <text:p text:style-name="P2"><text:span text:style-name="T10">)</text:span></text:p>
          </draw:text-box>
        </draw:frame>
        <draw:frame draw:style-name="gr23" draw:text-style-name="P12" draw:layer="layout" svg:width="2.021cm" svg:height="0.45cm" svg:x="1.875cm" svg:y="10.908cm">
          <draw:text-box>
            <text:p text:style-name="P2"><text:span text:style-name="T10">(ÖRNEK(</text:span></text:p>
          </draw:text-box>
        </draw:frame>
        <draw:frame draw:style-name="gr18" draw:text-style-name="P12" draw:layer="layout" svg:width="0.371cm" svg:height="0.45cm" svg:x="10.773cm" svg:y="10.908cm">
          <draw:text-box>
            <text:p text:style-name="P2"><text:span text:style-name="T10">)</text:span></text:p>
          </draw:text-box>
        </draw:frame>
        <draw:frame draw:style-name="gr24" draw:text-style-name="P13" draw:layer="layout" svg:width="2.622cm" svg:height="0.649cm" svg:x="2.023cm" svg:y="12.361cm">
          <draw:text-box>
            <text:p text:style-name="P2"><text:span text:style-name="T8">Tanım</text:span></text:p>
          </draw:text-box>
        </draw:frame>
        <draw:frame draw:style-name="gr25" draw:text-style-name="P14" draw:layer="layout" svg:width="10.238cm" svg:height="0.412cm" svg:x="1.875cm" svg:y="13.093cm">
          <draw:text-box>
            <text:p text:style-name="P2"><text:span text:style-name="T9">Tanımı ve her değişken için verilen isimleri yazınız.</text:span></text:p>
          </draw:text-box>
        </draw:frame>
        <draw:frame draw:style-name="gr26" draw:text-style-name="P12" draw:layer="layout" svg:width="1.797cm" svg:height="0.45cm" svg:x="1.875cm" svg:y="13.709cm">
          <draw:text-box>
            <text:p text:style-name="P2"><text:span text:style-name="T10">(define(</text:span></text:p>
          </draw:text-box>
        </draw:frame>
        <draw:frame draw:style-name="gr18" draw:text-style-name="P12" draw:layer="layout" svg:width="0.371cm" svg:height="0.45cm" svg:x="10.55cm" svg:y="13.709cm">
          <draw:text-box>
            <text:p text:style-name="P2"><text:span text:style-name="T10">)</text:span></text:p>
          </draw:text-box>
        </draw:frame>
        <draw:polygon draw:style-name="gr10" draw:text-style-name="P8" draw:layer="layout" svg:width="3.495cm" svg:height="0.669cm" svg:x="2.097cm" svg:y="5.436cm" svg:viewBox="0 0 3496 670" draw:points="0,0 3496,0 3496,670 0,670">
          <text:p/>
        </draw:polygon>
        <draw:polygon draw:style-name="gr11" draw:text-style-name="P9" draw:layer="layout" svg:width="3.495cm" svg:height="0.025cm" svg:x="2.097cm" svg:y="6.08cm" svg:viewBox="0 0 3496 26" draw:points="0,0 3496,0 3496,26 0,26">
          <text:p/>
        </draw:polygon>
        <draw:frame draw:style-name="gr18" draw:text-style-name="P12" draw:layer="layout" svg:width="0.371cm" svg:height="0.45cm" svg:x="18.334cm" svg:y="15.023cm">
          <draw:text-box>
            <text:p text:style-name="P2"><text:span text:style-name="T10">)</text:span></text:p>
          </draw:text-box>
        </draw:frame>
        <draw:polygon draw:style-name="gr11" draw:text-style-name="P9" draw:layer="layout" svg:width="8.726cm" svg:height="0.025cm" svg:x="5.84cm" svg:y="6.08cm" svg:viewBox="0 0 8727 26" draw:points="0,0 8727,0 8727,26 0,26">
          <text:p/>
        </draw:polygon>
        <draw:frame draw:style-name="gr27" draw:text-style-name="P15" draw:layer="layout" svg:width="1.598cm" svg:height="0.302cm" svg:x="3.052cm" svg:y="6.221cm">
          <draw:text-box>
            <text:p text:style-name="P2"><text:span text:style-name="T13">fonksiyon adı</text:span></text:p>
          </draw:text-box>
        </draw:frame>
        <draw:polygon draw:style-name="gr10" draw:text-style-name="P8" draw:layer="layout" svg:width="4.363cm" svg:height="0.669cm" svg:x="15.086cm" svg:y="5.436cm" svg:viewBox="0 0 4364 670" draw:points="0,0 4364,0 4364,670 0,670">
          <text:p/>
        </draw:polygon>
        <draw:polygon draw:style-name="gr11" draw:text-style-name="P9" draw:layer="layout" svg:width="4.363cm" svg:height="0.025cm" svg:x="15.086cm" svg:y="6.08cm" svg:viewBox="0 0 4364 26" draw:points="0,0 4364,0 4364,26 0,26">
          <text:p/>
        </draw:polygon>
        <draw:frame draw:style-name="gr28" draw:text-style-name="P15" draw:layer="layout" svg:width="1.225cm" svg:height="0.302cm" svg:x="9.682cm" svg:y="6.221cm">
          <draw:text-box>
            <text:p text:style-name="P2"><text:span text:style-name="T13">girdi(ler)</text:span></text:p>
          </draw:text-box>
        </draw:frame>
        <draw:polygon draw:style-name="gr10" draw:text-style-name="P8" draw:layer="layout" svg:width="17.476cm" svg:height="0.669cm" svg:x="2.097cm" svg:y="6.75cm" svg:viewBox="0 0 17477 670" draw:points="0,0 17477,0 17477,670 0,670">
          <text:p/>
        </draw:polygon>
        <draw:polygon draw:style-name="gr11" draw:text-style-name="P9" draw:layer="layout" svg:width="17.476cm" svg:height="0.025cm" svg:x="2.097cm" svg:y="7.394cm" svg:viewBox="0 0 17477 26" draw:points="0,0 17477,0 17477,26 0,26">
          <text:p/>
        </draw:polygon>
        <draw:frame draw:style-name="gr29" draw:text-style-name="P15" draw:layer="layout" svg:width="1.209cm" svg:height="0.302cm" svg:x="16.946cm" svg:y="6.221cm">
          <draw:text-box>
            <text:p text:style-name="P2"><text:span text:style-name="T13">çıktı</text:span></text:p>
          </draw:text-box>
        </draw:frame>
        <draw:polygon draw:style-name="gr11" draw:text-style-name="P9" draw:layer="layout" svg:width="3.297cm" svg:height="0.025cm" svg:x="3.882cm" svg:y="10.195cm" svg:viewBox="0 0 3298 26" draw:points="0,0 3298,0 3298,26 0,26">
          <text:p/>
        </draw:polygon>
        <draw:frame draw:style-name="gr30" draw:text-style-name="P15" draw:layer="layout" svg:width="3.008cm" svg:height="0.302cm" svg:x="9.336cm" svg:y="7.535cm">
          <draw:text-box>
            <text:p text:style-name="P2"><text:span text:style-name="T13">Fonksiyon ne yapar?</text:span></text:p>
          </draw:text-box>
        </draw:frame>
        <draw:polygon draw:style-name="gr10" draw:text-style-name="P8" draw:layer="layout" svg:width="3.297cm" svg:height="0.669cm" svg:x="7.327cm" svg:y="9.551cm" svg:viewBox="0 0 3298 670" draw:points="0,0 3298,0 3298,670 0,670">
          <text:p/>
        </draw:polygon>
        <draw:polygon draw:style-name="gr11" draw:text-style-name="P9" draw:layer="layout" svg:width="3.297cm" svg:height="0.025cm" svg:x="7.327cm" svg:y="10.195cm" svg:viewBox="0 0 3298 26" draw:points="0,0 3298,0 3298,26 0,26">
          <text:p/>
        </draw:polygon>
        <draw:frame draw:style-name="gr27" draw:text-style-name="P15" draw:layer="layout" svg:width="1.598cm" svg:height="0.302cm" svg:x="4.738cm" svg:y="10.336cm">
          <draw:text-box>
            <text:p text:style-name="P2"><text:span text:style-name="T13">fonksiyon adı</text:span></text:p>
          </draw:text-box>
        </draw:frame>
        <draw:polygon draw:style-name="gr10" draw:text-style-name="P8" draw:layer="layout" svg:width="7.263cm" svg:height="0.669cm" svg:x="11.492cm" svg:y="9.551cm" svg:viewBox="0 0 7264 670" draw:points="0,0 7264,0 7264,670 0,670">
          <text:p/>
        </draw:polygon>
        <draw:polygon draw:style-name="gr11" draw:text-style-name="P9" draw:layer="layout" svg:width="7.263cm" svg:height="0.025cm" svg:x="11.492cm" svg:y="10.195cm" svg:viewBox="0 0 7264 26" draw:points="0,0 7264,0 7264,26 0,26">
          <text:p/>
        </draw:polygon>
        <draw:frame draw:style-name="gr31" draw:text-style-name="P15" draw:layer="layout" svg:width="0.942cm" svg:height="0.302cm" svg:x="8.58cm" svg:y="10.336cm">
          <draw:text-box>
            <text:p text:style-name="P2"><text:span text:style-name="T13">girdi(ler)</text:span></text:p>
          </draw:text-box>
        </draw:frame>
        <draw:polygon draw:style-name="gr11" draw:text-style-name="P9" draw:layer="layout" svg:width="9.915cm" svg:height="0.025cm" svg:x="9.162cm" svg:y="10.195cm" svg:viewBox="0 0 9916 26" draw:points="0,0 9916,0 9916,26 0,26">
          <text:p/>
        </draw:polygon>
        <draw:frame draw:style-name="gr32" draw:text-style-name="P15" draw:layer="layout" svg:width="3.033cm" svg:height="0.302cm" svg:x="13.624cm" svg:y="10.336cm">
          <draw:text-box>
            <text:p text:style-name="P2"><text:span text:style-name="T13">Fonksiyonun ürettiği nedir?</text:span></text:p>
          </draw:text-box>
        </draw:frame>
        <draw:polygon draw:style-name="gr10" draw:text-style-name="P8" draw:layer="layout" svg:width="3.297cm" svg:height="0.67cm" svg:x="3.882cm" svg:y="10.864cm" svg:viewBox="0 0 3298 671" draw:points="0,0 3298,0 3298,671 0,671">
          <text:p/>
        </draw:polygon>
        <draw:polygon draw:style-name="gr11" draw:text-style-name="P9" draw:layer="layout" svg:width="3.297cm" svg:height="0.025cm" svg:x="3.882cm" svg:y="11.509cm" svg:viewBox="0 0 3298 26" draw:points="0,0 3298,0 3298,26 0,26">
          <text:p/>
        </draw:polygon>
        <draw:frame draw:style-name="gr18" draw:text-style-name="P12" draw:layer="layout" svg:width="0.371cm" svg:height="0.45cm" svg:x="18.854cm" svg:y="9.594cm">
          <draw:text-box>
            <text:p text:style-name="P2"><text:span text:style-name="T10">)</text:span></text:p>
          </draw:text-box>
        </draw:frame>
        <draw:polygon draw:style-name="gr10" draw:text-style-name="P8" draw:layer="layout" svg:width="3.297cm" svg:height="0.67cm" svg:x="7.327cm" svg:y="10.864cm" svg:viewBox="0 0 3298 671" draw:points="0,0 3298,0 3298,671 0,671">
          <text:p/>
        </draw:polygon>
        <draw:polygon draw:style-name="gr11" draw:text-style-name="P9" draw:layer="layout" svg:width="3.297cm" svg:height="0.025cm" svg:x="7.327cm" svg:y="11.509cm" svg:viewBox="0 0 3298 26" draw:points="0,0 3298,0 3298,26 0,26">
          <text:p/>
        </draw:polygon>
        <draw:frame draw:style-name="gr27" draw:text-style-name="P15" draw:layer="layout" svg:width="1.598cm" svg:height="0.302cm" svg:x="4.738cm" svg:y="11.649cm">
          <draw:text-box>
            <text:p text:style-name="P2"><text:span text:style-name="T13">fonksiyon adı</text:span></text:p>
          </draw:text-box>
        </draw:frame>
        <draw:polygon draw:style-name="gr10" draw:text-style-name="P8" draw:layer="layout" svg:width="7.263cm" svg:height="0.67cm" svg:x="11.492cm" svg:y="10.864cm" svg:viewBox="0 0 7264 671" draw:points="0,0 7264,0 7264,671 0,671">
          <text:p/>
        </draw:polygon>
        <draw:polygon draw:style-name="gr11" draw:text-style-name="P9" draw:layer="layout" svg:width="7.263cm" svg:height="0.025cm" svg:x="11.492cm" svg:y="11.509cm" svg:viewBox="0 0 7264 26" draw:points="0,0 7264,0 7264,26 0,26">
          <text:p/>
        </draw:polygon>
        <draw:frame draw:style-name="gr31" draw:text-style-name="P15" draw:layer="layout" svg:width="0.942cm" svg:height="0.302cm" svg:x="8.58cm" svg:y="11.649cm">
          <draw:text-box>
            <text:p text:style-name="P2"><text:span text:style-name="T13">girdi(ler)</text:span></text:p>
          </draw:text-box>
        </draw:frame>
        <draw:polygon draw:style-name="gr11" draw:text-style-name="P9" draw:layer="layout" svg:width="9.915cm" svg:height="0.025cm" svg:x="9.162cm" svg:y="11.509cm" svg:viewBox="0 0 9916 26" draw:points="0,0 9916,0 9916,26 0,26">
          <text:p/>
        </draw:polygon>
        <draw:frame draw:style-name="gr32" draw:text-style-name="P15" draw:layer="layout" svg:width="3.033cm" svg:height="0.302cm" svg:x="13.624cm" svg:y="11.649cm">
          <draw:text-box>
            <text:p text:style-name="P2"><text:span text:style-name="T13">Fonksiyonun ürettiği nedir?</text:span></text:p>
          </draw:text-box>
        </draw:frame>
        <draw:polygon draw:style-name="gr10" draw:text-style-name="P8" draw:layer="layout" svg:width="3.297cm" svg:height="0.669cm" svg:x="3.659cm" svg:y="13.666cm" svg:viewBox="0 0 3298 670" draw:points="0,0 3298,0 3298,670 0,670">
          <text:p/>
        </draw:polygon>
        <draw:polygon draw:style-name="gr11" draw:text-style-name="P9" draw:layer="layout" svg:width="3.297cm" svg:height="0.025cm" svg:x="3.659cm" svg:y="14.31cm" svg:viewBox="0 0 3298 26" draw:points="0,0 3298,0 3298,26 0,26">
          <text:p/>
        </draw:polygon>
        <draw:frame draw:style-name="gr18" draw:text-style-name="P12" draw:layer="layout" svg:width="0.371cm" svg:height="0.45cm" svg:x="18.854cm" svg:y="10.908cm">
          <draw:text-box>
            <text:p text:style-name="P2"><text:span text:style-name="T10">)</text:span></text:p>
          </draw:text-box>
        </draw:frame>
        <draw:polygon draw:style-name="gr10" draw:text-style-name="P8" draw:layer="layout" svg:width="3.297cm" svg:height="0.669cm" svg:x="7.104cm" svg:y="13.666cm" svg:viewBox="0 0 3298 670" draw:points="0,0 3298,0 3298,670 0,670">
          <text:p/>
        </draw:polygon>
        <draw:polygon draw:style-name="gr11" draw:text-style-name="P9" draw:layer="layout" svg:width="3.297cm" svg:height="0.025cm" svg:x="7.104cm" svg:y="14.31cm" svg:viewBox="0 0 3298 26" draw:points="0,0 3298,0 3298,26 0,26">
          <text:p/>
        </draw:polygon>
        <draw:frame draw:style-name="gr27" draw:text-style-name="P15" draw:layer="layout" svg:width="1.598cm" svg:height="0.302cm" svg:x="4.515cm" svg:y="14.451cm">
          <draw:text-box>
            <text:p text:style-name="P2"><text:span text:style-name="T13">fonksiyon adı</text:span></text:p>
          </draw:text-box>
        </draw:frame>
        <draw:polygon draw:style-name="gr10" draw:text-style-name="P8" draw:layer="layout" svg:width="14.526cm" svg:height="0.67cm" svg:x="3.659cm" svg:y="14.979cm" svg:viewBox="0 0 14527 671" draw:points="0,0 14527,0 14527,671 0,671">
          <text:p/>
        </draw:polygon>
        <draw:polygon draw:style-name="gr11" draw:text-style-name="P9" draw:layer="layout" svg:width="14.526cm" svg:height="0.025cm" svg:x="3.659cm" svg:y="15.624cm" svg:viewBox="0 0 14527 26" draw:points="0,0 14527,0 14527,26 0,26">
          <text:p/>
        </draw:polygon>
        <draw:frame draw:style-name="gr40" draw:text-style-name="P15" draw:layer="layout" svg:width="1.276cm" svg:height="0.302cm" svg:x="8.27cm" svg:y="14.451cm">
          <draw:text-box>
            <text:p text:style-name="P2"><text:span text:style-name="T13">değişkenler</text:span></text:p>
          </draw:text-box>
        </draw:frame>
        <draw:frame draw:style-name="gr34" draw:text-style-name="P15" draw:layer="layout" svg:width="4.832cm" svg:height="0.302cm" svg:x="8.58cm" svg:y="15.764cm">
          <draw:text-box>
            <text:p text:style-name="P2"><text:span text:style-name="T13">Fonksiyon verilen değişkenlerle ne yapar?</text:span></text:p>
          </draw:text-box>
        </draw:frame>
      </draw:page>
      <draw:page draw:name="page4" draw:style-name="dp1" draw:master-page-name="master-page150">
        <draw:polygon draw:style-name="gr10" draw:text-style-name="P8" draw:layer="layout" svg:width="17.847cm" svg:height="26.028cm" svg:x="1.874cm" svg:y="0.949cm" svg:viewBox="0 0 17848 26029" draw:points="0,0 17848,0 17848,26029 0,26029">
          <text:p/>
        </draw:polygon>
        <draw:polygon draw:style-name="gr10" draw:text-style-name="P8" draw:layer="layout" svg:width="17.847cm" svg:height="15.517cm" svg:x="1.874cm" svg:y="1.247cm" svg:viewBox="0 0 17848 15518" draw:points="0,0 17848,0 17848,15518 0,15518">
          <text:p/>
        </draw:polygon>
        <draw:polygon draw:style-name="gr11" draw:text-style-name="P9" draw:layer="layout" svg:width="17.847cm" svg:height="1.116cm" svg:x="1.874cm" svg:y="1.395cm" svg:viewBox="0 0 17848 1117" draw:points="0,0 17848,0 17848,1117 0,1117">
          <text:p/>
        </draw:polygon>
        <draw:polygon draw:style-name="gr12" draw:text-style-name="P10" draw:layer="layout" svg:width="17.847cm" svg:height="0.892cm" svg:x="1.874cm" svg:y="4.42cm" svg:viewBox="0 0 17848 893" draw:points="0,0 17848,0 17848,893 0,893">
          <text:p/>
        </draw:polygon>
        <draw:polygon draw:style-name="gr12" draw:text-style-name="P10" draw:layer="layout" svg:width="17.847cm" svg:height="0.893cm" svg:x="1.874cm" svg:y="8.534cm" svg:viewBox="0 0 17848 894" draw:points="0,0 17848,0 17848,894 0,894">
          <text:p/>
        </draw:polygon>
        <draw:polygon draw:style-name="gr12" draw:text-style-name="P10" draw:layer="layout" svg:width="17.847cm" svg:height="0.893cm" svg:x="1.874cm" svg:y="12.649cm" svg:viewBox="0 0 17848 894" draw:points="0,0 17848,0 17848,894 0,894">
          <text:p/>
        </draw:polygon>
        <draw:frame draw:style-name="gr41" draw:text-style-name="P11" draw:layer="layout" svg:width="7.419cm" svg:height="0.674cm" svg:x="7.638cm" svg:y="1.68cm">
          <draw:text-box>
            <text:p text:style-name="P2"><text:span text:style-name="T5">Problem: Kırmızı Kare</text:span></text:p>
          </draw:text-box>
        </draw:frame>
        <draw:frame draw:style-name="gr42" draw:text-style-name="P12" draw:layer="layout" svg:width="18.264cm" svg:height="0.509cm" svg:x="2.122cm" svg:y="2.786cm">
          <draw:text-box>
            <text:p text:style-name="P2"><text:span text:style-name="T6">Talimatlar: </text:span><text:span text:style-name="T7">Tasarım Reçetesi’ni kullanarak ‘kırmızı-kare’ adında bir fonksiyon yazınız.</text:span></text:p>
          </draw:text-box>
        </draw:frame>
        <draw:frame draw:style-name="gr43" draw:text-style-name="P12" draw:layer="layout" svg:width="19.111cm" svg:height="0.509cm" svg:x="2.122cm" svg:y="3.257cm">
          <draw:text-box>
            <text:p text:style-name="P2"><text:span text:style-name="T7">Bu fonksiyon girdi olarak bir sayı (karenin kenar uzunluğu) alsın ve çıktı olarak içi dolu kırmızı bir kare </text:span></text:p>
          </draw:text-box>
        </draw:frame>
        <draw:frame draw:style-name="gr44" draw:text-style-name="P12" draw:layer="layout" svg:width="6.377cm" svg:height="0.509cm" svg:x="2.122cm" svg:y="3.728cm">
          <draw:text-box>
            <text:p text:style-name="P2"><text:span text:style-name="T7">versin.</text:span></text:p>
          </draw:text-box>
        </draw:frame>
        <draw:frame draw:style-name="gr16" draw:text-style-name="P13" draw:layer="layout" svg:width="8.816cm" svg:height="0.649cm" svg:x="2.023cm" svg:y="4.603cm">
          <draw:text-box>
            <text:p text:style-name="P2"><text:span text:style-name="T8">Kontrat ve Amaç Açıklaması</text:span></text:p>
          </draw:text-box>
        </draw:frame>
        <draw:frame draw:style-name="gr38" draw:text-style-name="P14" draw:layer="layout" svg:width="5.099cm" svg:height="0.412cm" svg:x="1.875cm" svg:y="5.334cm">
          <draw:text-box>
            <text:p text:style-name="P2"><text:span text:style-name="T9">Her kontrat üç bölümden oluşur...</text:span></text:p>
          </draw:text-box>
        </draw:frame>
        <draw:frame draw:style-name="gr18" draw:text-style-name="P12" draw:layer="layout" svg:width="0.371cm" svg:height="0.45cm" svg:x="1.875cm" svg:y="5.95cm">
          <draw:text-box>
            <text:p text:style-name="P2"><text:span text:style-name="T10">;</text:span></text:p>
          </draw:text-box>
        </draw:frame>
        <draw:frame draw:style-name="gr19" draw:text-style-name="P12" draw:layer="layout" svg:width="0.371cm" svg:height="0.509cm" svg:x="5.742cm" svg:y="5.934cm">
          <draw:text-box>
            <text:p text:style-name="P2"><text:span text:style-name="T11">:</text:span></text:p>
          </draw:text-box>
        </draw:frame>
        <draw:frame draw:style-name="gr20" draw:text-style-name="P12" draw:layer="layout" svg:width="0.371cm" svg:height="0.374cm" svg:x="14.715cm" svg:y="6.022cm">
          <draw:text-box>
            <text:p text:style-name="P2"><text:span text:style-name="T12">®</text:span></text:p>
          </draw:text-box>
        </draw:frame>
        <draw:frame draw:style-name="gr18" draw:text-style-name="P12" draw:layer="layout" svg:width="0.371cm" svg:height="0.45cm" svg:x="1.875cm" svg:y="7.264cm">
          <draw:text-box>
            <text:p text:style-name="P2"><text:span text:style-name="T10">;</text:span></text:p>
          </draw:text-box>
        </draw:frame>
        <draw:frame draw:style-name="gr21" draw:text-style-name="P13" draw:layer="layout" svg:width="2.555cm" svg:height="0.649cm" svg:x="2.023cm" svg:y="8.718cm">
          <draw:text-box>
            <text:p text:style-name="P2"><text:span text:style-name="T8">Örnekler</text:span></text:p>
          </draw:text-box>
        </draw:frame>
        <draw:frame draw:style-name="gr39" draw:text-style-name="P14" draw:layer="layout" svg:width="10.001cm" svg:height="0.412cm" svg:x="1.875cm" svg:y="9.449cm">
          <draw:text-box>
            <text:p text:style-name="P2"><text:span text:style-name="T9">Birkaç örnek yazıp, değişenleri yuvarlak içine alarak işaretleyiniz. </text:span></text:p>
          </draw:text-box>
        </draw:frame>
        <draw:frame draw:style-name="gr23" draw:text-style-name="P12" draw:layer="layout" svg:width="2.021cm" svg:height="0.45cm" svg:x="1.875cm" svg:y="10.065cm">
          <draw:text-box>
            <text:p text:style-name="P2"><text:span text:style-name="T10">(ÖRNEK(</text:span></text:p>
          </draw:text-box>
        </draw:frame>
        <draw:frame draw:style-name="gr18" draw:text-style-name="P12" draw:layer="layout" svg:width="0.371cm" svg:height="0.45cm" svg:x="10.773cm" svg:y="10.065cm">
          <draw:text-box>
            <text:p text:style-name="P2"><text:span text:style-name="T10">)</text:span></text:p>
          </draw:text-box>
        </draw:frame>
        <draw:frame draw:style-name="gr23" draw:text-style-name="P12" draw:layer="layout" svg:width="2.021cm" svg:height="0.45cm" svg:x="1.875cm" svg:y="11.379cm">
          <draw:text-box>
            <text:p text:style-name="P2"><text:span text:style-name="T10">(ÖRNEK(</text:span></text:p>
          </draw:text-box>
        </draw:frame>
        <draw:frame draw:style-name="gr18" draw:text-style-name="P12" draw:layer="layout" svg:width="0.371cm" svg:height="0.45cm" svg:x="10.773cm" svg:y="11.379cm">
          <draw:text-box>
            <text:p text:style-name="P2"><text:span text:style-name="T10">)</text:span></text:p>
          </draw:text-box>
        </draw:frame>
        <draw:frame draw:style-name="gr24" draw:text-style-name="P13" draw:layer="layout" svg:width="2.622cm" svg:height="0.649cm" svg:x="2.023cm" svg:y="12.832cm">
          <draw:text-box>
            <text:p text:style-name="P2"><text:span text:style-name="T8">Tanım</text:span></text:p>
          </draw:text-box>
        </draw:frame>
        <draw:frame draw:style-name="gr25" draw:text-style-name="P14" draw:layer="layout" svg:width="10.238cm" svg:height="0.412cm" svg:x="1.875cm" svg:y="13.563cm">
          <draw:text-box>
            <text:p text:style-name="P2"><text:span text:style-name="T9">Tanımı ve her değişken için verilen isimleri yazınız.</text:span></text:p>
          </draw:text-box>
        </draw:frame>
        <draw:frame draw:style-name="gr26" draw:text-style-name="P12" draw:layer="layout" svg:width="1.797cm" svg:height="0.45cm" svg:x="1.875cm" svg:y="14.18cm">
          <draw:text-box>
            <text:p text:style-name="P2"><text:span text:style-name="T10">(define(</text:span></text:p>
          </draw:text-box>
        </draw:frame>
        <draw:frame draw:style-name="gr18" draw:text-style-name="P12" draw:layer="layout" svg:width="0.371cm" svg:height="0.45cm" svg:x="10.55cm" svg:y="14.18cm">
          <draw:text-box>
            <text:p text:style-name="P2"><text:span text:style-name="T10">)</text:span></text:p>
          </draw:text-box>
        </draw:frame>
        <draw:polygon draw:style-name="gr10" draw:text-style-name="P8" draw:layer="layout" svg:width="3.495cm" svg:height="0.669cm" svg:x="2.097cm" svg:y="5.907cm" svg:viewBox="0 0 3496 670" draw:points="0,0 3496,0 3496,670 0,670">
          <text:p/>
        </draw:polygon>
        <draw:polygon draw:style-name="gr11" draw:text-style-name="P9" draw:layer="layout" svg:width="3.495cm" svg:height="0.025cm" svg:x="2.097cm" svg:y="6.551cm" svg:viewBox="0 0 3496 26" draw:points="0,0 3496,0 3496,26 0,26">
          <text:p/>
        </draw:polygon>
        <draw:frame draw:style-name="gr18" draw:text-style-name="P12" draw:layer="layout" svg:width="0.371cm" svg:height="0.45cm" svg:x="18.334cm" svg:y="15.494cm">
          <draw:text-box>
            <text:p text:style-name="P2"><text:span text:style-name="T10">)</text:span></text:p>
          </draw:text-box>
        </draw:frame>
        <draw:polygon draw:style-name="gr10" draw:text-style-name="P8" draw:layer="layout" svg:width="8.726cm" svg:height="0.669cm" svg:x="5.84cm" svg:y="5.907cm" svg:viewBox="0 0 8727 670" draw:points="0,0 8727,0 8727,670 0,670">
          <text:p/>
        </draw:polygon>
        <draw:polygon draw:style-name="gr11" draw:text-style-name="P9" draw:layer="layout" svg:width="8.726cm" svg:height="0.025cm" svg:x="5.84cm" svg:y="6.551cm" svg:viewBox="0 0 8727 26" draw:points="0,0 8727,0 8727,26 0,26">
          <text:p/>
        </draw:polygon>
        <draw:frame draw:style-name="gr27" draw:text-style-name="P15" draw:layer="layout" svg:width="1.598cm" svg:height="0.302cm" svg:x="3.052cm" svg:y="6.692cm">
          <draw:text-box>
            <text:p text:style-name="P2"><text:span text:style-name="T13">fonksiyon adı</text:span></text:p>
          </draw:text-box>
        </draw:frame>
        <draw:polygon draw:style-name="gr10" draw:text-style-name="P8" draw:layer="layout" svg:width="4.363cm" svg:height="0.669cm" svg:x="15.086cm" svg:y="5.907cm" svg:viewBox="0 0 4364 670" draw:points="0,0 4364,0 4364,670 0,670">
          <text:p/>
        </draw:polygon>
        <draw:polygon draw:style-name="gr11" draw:text-style-name="P9" draw:layer="layout" svg:width="4.363cm" svg:height="0.025cm" svg:x="15.086cm" svg:y="6.551cm" svg:viewBox="0 0 4364 26" draw:points="0,0 4364,0 4364,26 0,26">
          <text:p/>
        </draw:polygon>
        <draw:frame draw:style-name="gr45" draw:text-style-name="P15" draw:layer="layout" svg:width="1.382cm" svg:height="0.302cm" svg:x="9.782cm" svg:y="6.692cm">
          <draw:text-box>
            <text:p text:style-name="P2"><text:span text:style-name="T13">Girdi kümesi</text:span></text:p>
          </draw:text-box>
        </draw:frame>
        <draw:polygon draw:style-name="gr10" draw:text-style-name="P8" draw:layer="layout" svg:width="17.476cm" svg:height="0.669cm" svg:x="2.097cm" svg:y="7.221cm" svg:viewBox="0 0 17477 670" draw:points="0,0 17477,0 17477,670 0,670">
          <text:p/>
        </draw:polygon>
        <draw:polygon draw:style-name="gr11" draw:text-style-name="P9" draw:layer="layout" svg:width="17.476cm" svg:height="0.025cm" svg:x="2.097cm" svg:y="7.865cm" svg:viewBox="0 0 17477 26" draw:points="0,0 17477,0 17477,26 0,26">
          <text:p/>
        </draw:polygon>
        <draw:frame draw:style-name="gr46" draw:text-style-name="P15" draw:layer="layout" svg:width="1.348cm" svg:height="0.302cm" svg:x="16.946cm" svg:y="6.692cm">
          <draw:text-box>
            <text:p text:style-name="P2"><text:span text:style-name="T13">Çıktı</text:span></text:p>
          </draw:text-box>
        </draw:frame>
        <draw:polygon draw:style-name="gr10" draw:text-style-name="P8" draw:layer="layout" svg:width="3.297cm" svg:height="0.669cm" svg:x="3.882cm" svg:y="10.022cm" svg:viewBox="0 0 3298 670" draw:points="0,0 3298,0 3298,670 0,670">
          <text:p/>
        </draw:polygon>
        <draw:polygon draw:style-name="gr11" draw:text-style-name="P9" draw:layer="layout" svg:width="3.297cm" svg:height="0.025cm" svg:x="3.882cm" svg:y="10.666cm" svg:viewBox="0 0 3298 26" draw:points="0,0 3298,0 3298,26 0,26">
          <text:p/>
        </draw:polygon>
        <draw:frame draw:style-name="gr30" draw:text-style-name="P15" draw:layer="layout" svg:width="3.008cm" svg:height="0.302cm" svg:x="9.336cm" svg:y="8.006cm">
          <draw:text-box>
            <text:p text:style-name="P2"><text:span text:style-name="T13">Fonksiyon ne yapar?</text:span></text:p>
          </draw:text-box>
        </draw:frame>
        <draw:polygon draw:style-name="gr10" draw:text-style-name="P8" draw:layer="layout" svg:width="3.297cm" svg:height="0.669cm" svg:x="7.327cm" svg:y="10.022cm" svg:viewBox="0 0 3298 670" draw:points="0,0 3298,0 3298,670 0,670">
          <text:p/>
        </draw:polygon>
        <draw:polygon draw:style-name="gr11" draw:text-style-name="P9" draw:layer="layout" svg:width="3.297cm" svg:height="0.025cm" svg:x="7.327cm" svg:y="10.666cm" svg:viewBox="0 0 3298 26" draw:points="0,0 3298,0 3298,26 0,26">
          <text:p/>
        </draw:polygon>
        <draw:frame draw:style-name="gr27" draw:text-style-name="P15" draw:layer="layout" svg:width="1.598cm" svg:height="0.302cm" svg:x="4.738cm" svg:y="10.807cm">
          <draw:text-box>
            <text:p text:style-name="P2"><text:span text:style-name="T13">fonksiyon adı</text:span></text:p>
          </draw:text-box>
        </draw:frame>
        <draw:polygon draw:style-name="gr10" draw:text-style-name="P8" draw:layer="layout" svg:width="7.263cm" svg:height="0.669cm" svg:x="11.492cm" svg:y="10.022cm" svg:viewBox="0 0 7264 670" draw:points="0,0 7264,0 7264,670 0,670">
          <text:p/>
        </draw:polygon>
        <draw:polygon draw:style-name="gr11" draw:text-style-name="P9" draw:layer="layout" svg:width="7.263cm" svg:height="0.025cm" svg:x="11.492cm" svg:y="10.666cm" svg:viewBox="0 0 7264 26" draw:points="0,0 7264,0 7264,26 0,26">
          <text:p/>
        </draw:polygon>
        <draw:frame draw:style-name="gr31" draw:text-style-name="P15" draw:layer="layout" svg:width="0.942cm" svg:height="0.302cm" svg:x="8.58cm" svg:y="10.807cm">
          <draw:text-box>
            <text:p text:style-name="P2"><text:span text:style-name="T13">girdi(ler)</text:span></text:p>
          </draw:text-box>
        </draw:frame>
        <draw:polygon draw:style-name="gr11" draw:text-style-name="P9" draw:layer="layout" svg:width="9.915cm" svg:height="0.025cm" svg:x="9.162cm" svg:y="10.666cm" svg:viewBox="0 0 9916 26" draw:points="0,0 9916,0 9916,26 0,26">
          <text:p/>
        </draw:polygon>
        <draw:frame draw:style-name="gr32" draw:text-style-name="P15" draw:layer="layout" svg:width="3.033cm" svg:height="0.302cm" svg:x="13.624cm" svg:y="10.807cm">
          <draw:text-box>
            <text:p text:style-name="P2"><text:span text:style-name="T13">Fonksiyonun ürettiği nedir?</text:span></text:p>
          </draw:text-box>
        </draw:frame>
        <draw:polygon draw:style-name="gr10" draw:text-style-name="P8" draw:layer="layout" svg:width="3.297cm" svg:height="0.67cm" svg:x="3.882cm" svg:y="11.335cm" svg:viewBox="0 0 3298 671" draw:points="0,0 3298,0 3298,671 0,671">
          <text:p/>
        </draw:polygon>
        <draw:polygon draw:style-name="gr11" draw:text-style-name="P9" draw:layer="layout" svg:width="3.297cm" svg:height="0.025cm" svg:x="3.882cm" svg:y="11.98cm" svg:viewBox="0 0 3298 26" draw:points="0,0 3298,0 3298,26 0,26">
          <text:p/>
        </draw:polygon>
        <draw:frame draw:style-name="gr18" draw:text-style-name="P12" draw:layer="layout" svg:width="0.371cm" svg:height="0.45cm" svg:x="18.854cm" svg:y="10.065cm">
          <draw:text-box>
            <text:p text:style-name="P2"><text:span text:style-name="T10">)</text:span></text:p>
          </draw:text-box>
        </draw:frame>
        <draw:polygon draw:style-name="gr10" draw:text-style-name="P8" draw:layer="layout" svg:width="3.297cm" svg:height="0.67cm" svg:x="7.327cm" svg:y="11.335cm" svg:viewBox="0 0 3298 671" draw:points="0,0 3298,0 3298,671 0,671">
          <text:p/>
        </draw:polygon>
        <draw:polygon draw:style-name="gr11" draw:text-style-name="P9" draw:layer="layout" svg:width="3.297cm" svg:height="0.025cm" svg:x="7.327cm" svg:y="11.98cm" svg:viewBox="0 0 3298 26" draw:points="0,0 3298,0 3298,26 0,26">
          <text:p/>
        </draw:polygon>
        <draw:frame draw:style-name="gr27" draw:text-style-name="P15" draw:layer="layout" svg:width="1.598cm" svg:height="0.302cm" svg:x="4.738cm" svg:y="12.12cm">
          <draw:text-box>
            <text:p text:style-name="P2"><text:span text:style-name="T13">fonksiyon adı</text:span></text:p>
          </draw:text-box>
        </draw:frame>
        <draw:polygon draw:style-name="gr10" draw:text-style-name="P8" draw:layer="layout" svg:width="7.263cm" svg:height="0.67cm" svg:x="11.492cm" svg:y="11.335cm" svg:viewBox="0 0 7264 671" draw:points="0,0 7264,0 7264,671 0,671">
          <text:p/>
        </draw:polygon>
        <draw:polygon draw:style-name="gr11" draw:text-style-name="P9" draw:layer="layout" svg:width="7.263cm" svg:height="0.025cm" svg:x="11.492cm" svg:y="11.98cm" svg:viewBox="0 0 7264 26" draw:points="0,0 7264,0 7264,26 0,26">
          <text:p/>
        </draw:polygon>
        <draw:frame draw:style-name="gr31" draw:text-style-name="P15" draw:layer="layout" svg:width="0.942cm" svg:height="0.302cm" svg:x="8.58cm" svg:y="12.12cm">
          <draw:text-box>
            <text:p text:style-name="P2"><text:span text:style-name="T13">girdi(ler)</text:span></text:p>
          </draw:text-box>
        </draw:frame>
        <draw:polygon draw:style-name="gr11" draw:text-style-name="P9" draw:layer="layout" svg:width="9.915cm" svg:height="0.025cm" svg:x="9.162cm" svg:y="11.98cm" svg:viewBox="0 0 9916 26" draw:points="0,0 9916,0 9916,26 0,26">
          <text:p/>
        </draw:polygon>
        <draw:frame draw:style-name="gr32" draw:text-style-name="P15" draw:layer="layout" svg:width="3.033cm" svg:height="0.302cm" svg:x="13.624cm" svg:y="12.12cm">
          <draw:text-box>
            <text:p text:style-name="P2"><text:span text:style-name="T13">Fonksiyonun ürettiği nedir?</text:span></text:p>
          </draw:text-box>
        </draw:frame>
        <draw:polygon draw:style-name="gr10" draw:text-style-name="P8" draw:layer="layout" svg:width="3.297cm" svg:height="0.67cm" svg:x="3.659cm" svg:y="14.136cm" svg:viewBox="0 0 3298 671" draw:points="0,0 3298,0 3298,671 0,671">
          <text:p/>
        </draw:polygon>
        <draw:polygon draw:style-name="gr11" draw:text-style-name="P9" draw:layer="layout" svg:width="3.297cm" svg:height="0.025cm" svg:x="3.659cm" svg:y="14.781cm" svg:viewBox="0 0 3298 26" draw:points="0,0 3298,0 3298,26 0,26">
          <text:p/>
        </draw:polygon>
        <draw:frame draw:style-name="gr18" draw:text-style-name="P12" draw:layer="layout" svg:width="0.371cm" svg:height="0.45cm" svg:x="18.854cm" svg:y="11.379cm">
          <draw:text-box>
            <text:p text:style-name="P2"><text:span text:style-name="T10">)</text:span></text:p>
          </draw:text-box>
        </draw:frame>
        <draw:polygon draw:style-name="gr10" draw:text-style-name="P8" draw:layer="layout" svg:width="3.297cm" svg:height="0.67cm" svg:x="7.104cm" svg:y="14.136cm" svg:viewBox="0 0 3298 671" draw:points="0,0 3298,0 3298,671 0,671">
          <text:p/>
        </draw:polygon>
        <draw:polygon draw:style-name="gr11" draw:text-style-name="P9" draw:layer="layout" svg:width="3.297cm" svg:height="0.025cm" svg:x="7.104cm" svg:y="14.781cm" svg:viewBox="0 0 3298 26" draw:points="0,0 3298,0 3298,26 0,26">
          <text:p/>
        </draw:polygon>
        <draw:frame draw:style-name="gr27" draw:text-style-name="P15" draw:layer="layout" svg:width="1.598cm" svg:height="0.302cm" svg:x="4.515cm" svg:y="14.921cm">
          <draw:text-box>
            <text:p text:style-name="P2"><text:span text:style-name="T13">fonksiyon adı</text:span></text:p>
          </draw:text-box>
        </draw:frame>
        <draw:polygon draw:style-name="gr10" draw:text-style-name="P8" draw:layer="layout" svg:width="14.526cm" svg:height="0.67cm" svg:x="3.659cm" svg:y="15.45cm" svg:viewBox="0 0 14527 671" draw:points="0,0 14527,0 14527,671 0,671">
          <text:p/>
        </draw:polygon>
        <draw:polygon draw:style-name="gr11" draw:text-style-name="P9" draw:layer="layout" svg:width="14.526cm" svg:height="0.025cm" svg:x="3.659cm" svg:y="16.095cm" svg:viewBox="0 0 14527 26" draw:points="0,0 14527,0 14527,26 0,26">
          <text:p/>
        </draw:polygon>
        <draw:frame draw:style-name="gr40" draw:text-style-name="P15" draw:layer="layout" svg:width="1.276cm" svg:height="0.302cm" svg:x="8.27cm" svg:y="14.921cm">
          <draw:text-box>
            <text:p text:style-name="P2"><text:span text:style-name="T13">değişkenler</text:span></text:p>
          </draw:text-box>
        </draw:frame>
        <draw:frame draw:style-name="gr34" draw:text-style-name="P15" draw:layer="layout" svg:width="4.832cm" svg:height="0.302cm" svg:x="8.58cm" svg:y="16.235cm">
          <draw:text-box>
            <text:p text:style-name="P2"><text:span text:style-name="T13">Fonksiyon verilen değişkenlerle ne yapar?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enturyGothic" svg:font-family="CenturyGothic"/>
    <style:font-face style:name="Courier" svg:font-family="Courier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2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2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16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1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92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8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7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28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05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17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24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39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15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6T11:33:27.395790439</dc:date>
    <meta:editing-duration>PT1H7M10S</meta:editing-duration>
    <meta:editing-cycles>21</meta:editing-cycles>
    <meta:generator>LibreOffice/24.2.4.2$Linux_X86_64 LibreOffice_project/420$Build-2</meta:generator>
    <dc:creator>Barbara Stephenson</dc:creator>
    <meta:document-statistic meta:object-count="290"/>
  </office:meta>
</office:document-meta>
</file>